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7e896" officeooo:paragraph-rsid="00093741"/>
    </style:style>
    <style:style style:name="P3" style:family="paragraph" style:parent-style-name="Standard">
      <style:text-properties fo:language="en" fo:country="US" officeooo:rsid="00093741" officeooo:paragraph-rsid="00093741"/>
    </style:style>
    <style:style style:name="P4" style:family="paragraph" style:parent-style-name="Standard">
      <style:paragraph-properties fo:text-align="center" style:justify-single-word="false"/>
      <style:text-properties style:font-name="Trebuchet MS" fo:font-size="18pt" fo:language="en" fo:country="US" fo:font-weight="bold" officeooo:rsid="000630ed" officeooo:paragraph-rsid="000630e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Trebuchet MS" fo:font-size="40pt" fo:language="en" fo:country="US" fo:font-weight="bold" officeooo:rsid="000630ed" officeooo:paragraph-rsid="000630ed" style:font-size-asian="40pt" style:font-weight-asian="bold" style:font-size-complex="40pt" style:font-weight-complex="bold"/>
    </style:style>
    <style:style style:name="P6" style:family="paragraph" style:parent-style-name="Standard">
      <style:paragraph-properties fo:text-align="center" style:justify-single-word="false"/>
      <style:text-properties style:font-name="Trebuchet MS" fo:language="en" fo:country="US" officeooo:rsid="000e87ca" officeooo:paragraph-rsid="000e87ca"/>
    </style:style>
    <style:style style:name="P7" style:family="paragraph" style:parent-style-name="Text_20_body">
      <style:text-properties officeooo:paragraph-rsid="000e87ca"/>
    </style:style>
    <style:style style:name="P8" style:family="paragraph" style:parent-style-name="Text_20_body">
      <style:text-properties officeooo:paragraph-rsid="000fc922"/>
    </style:style>
    <style:style style:name="P9" style:family="paragraph" style:parent-style-name="Text_20_body">
      <style:text-properties officeooo:rsid="000abdf8" officeooo:paragraph-rsid="000abdf8"/>
    </style:style>
    <style:style style:name="P10" style:family="paragraph" style:parent-style-name="Text_20_body">
      <style:text-properties officeooo:rsid="000ba586"/>
    </style:style>
    <style:style style:name="P11" style:family="paragraph" style:parent-style-name="Text_20_body">
      <style:text-properties officeooo:rsid="000ba586" officeooo:paragraph-rsid="000ba586"/>
    </style:style>
    <style:style style:name="P12" style:family="paragraph" style:parent-style-name="Text_20_body">
      <style:text-properties officeooo:rsid="000fe39c" officeooo:paragraph-rsid="000fe39c"/>
    </style:style>
    <style:style style:name="P13" style:family="paragraph" style:parent-style-name="Text_20_body">
      <style:text-properties officeooo:rsid="00135d70" officeooo:paragraph-rsid="00159744"/>
    </style:style>
    <style:style style:name="P14" style:family="paragraph" style:parent-style-name="Text_20_body">
      <style:text-properties officeooo:paragraph-rsid="0015bccd"/>
    </style:style>
    <style:style style:name="P15" style:family="paragraph" style:parent-style-name="Text_20_body">
      <style:text-properties officeooo:paragraph-rsid="00159744"/>
    </style:style>
    <style:style style:name="P16" style:family="paragraph" style:parent-style-name="Text_20_body">
      <style:text-properties officeooo:paragraph-rsid="001bed16"/>
    </style:style>
    <style:style style:name="P17" style:family="paragraph" style:parent-style-name="Text_20_body">
      <style:text-properties officeooo:paragraph-rsid="00205a66"/>
    </style:style>
    <style:style style:name="P18" style:family="paragraph" style:parent-style-name="Text_20_body">
      <style:text-properties officeooo:rsid="001bed16" officeooo:paragraph-rsid="00273179"/>
    </style:style>
    <style:style style:name="P19" style:family="paragraph" style:parent-style-name="Text_20_body">
      <style:text-properties officeooo:rsid="001bed16" officeooo:paragraph-rsid="0028d0e1"/>
    </style:style>
    <style:style style:name="P20" style:family="paragraph" style:parent-style-name="Text_20_body">
      <style:text-properties officeooo:rsid="00205a66" officeooo:paragraph-rsid="00205a66"/>
    </style:style>
    <style:style style:name="P21" style:family="paragraph" style:parent-style-name="Text_20_body">
      <style:text-properties officeooo:rsid="001f4296"/>
    </style:style>
    <style:style style:name="P22" style:family="paragraph" style:parent-style-name="Text_20_body">
      <style:text-properties officeooo:rsid="001f4296" officeooo:paragraph-rsid="001f4296"/>
    </style:style>
    <style:style style:name="P23" style:family="paragraph" style:parent-style-name="Text_20_body">
      <style:text-properties officeooo:rsid="0023e3ea" officeooo:paragraph-rsid="0023e3ea"/>
    </style:style>
    <style:style style:name="P24" style:family="paragraph" style:parent-style-name="Text_20_body">
      <style:text-properties officeooo:rsid="0023e64d" officeooo:paragraph-rsid="0023e64d"/>
    </style:style>
    <style:style style:name="P25" style:family="paragraph" style:parent-style-name="Text_20_body">
      <style:text-properties officeooo:rsid="00288c8f" officeooo:paragraph-rsid="0028d0e1"/>
    </style:style>
    <style:style style:name="P26" style:family="paragraph" style:parent-style-name="Text_20_body">
      <style:text-properties officeooo:rsid="0028d0e1" officeooo:paragraph-rsid="0028d0e1"/>
    </style:style>
    <style:style style:name="P27" style:family="paragraph" style:parent-style-name="Text_20_body">
      <style:text-properties officeooo:paragraph-rsid="002ee644"/>
    </style:style>
    <style:style style:name="P28" style:family="paragraph" style:parent-style-name="Text_20_body">
      <style:text-properties officeooo:paragraph-rsid="0030caaf"/>
    </style:style>
    <style:style style:name="P29" style:family="paragraph" style:parent-style-name="Text_20_body">
      <style:text-properties officeooo:paragraph-rsid="0031a506"/>
    </style:style>
    <style:style style:name="P30" style:family="paragraph" style:parent-style-name="Text_20_body">
      <style:text-properties officeooo:rsid="002db841" officeooo:paragraph-rsid="002db841"/>
    </style:style>
    <style:style style:name="P31" style:family="paragraph" style:parent-style-name="Text_20_body">
      <style:text-properties officeooo:rsid="002db841" officeooo:paragraph-rsid="0033c7ce"/>
    </style:style>
    <style:style style:name="P32" style:family="paragraph" style:parent-style-name="Text_20_body">
      <style:text-properties officeooo:rsid="002db841" officeooo:paragraph-rsid="003bfefe"/>
    </style:style>
    <style:style style:name="P33" style:family="paragraph" style:parent-style-name="Text_20_body">
      <style:text-properties officeooo:rsid="002db841" officeooo:paragraph-rsid="003dd4df"/>
    </style:style>
    <style:style style:name="P34" style:family="paragraph" style:parent-style-name="Text_20_body">
      <style:text-properties officeooo:rsid="002db841" officeooo:paragraph-rsid="00784f1a"/>
    </style:style>
    <style:style style:name="P35" style:family="paragraph" style:parent-style-name="Text_20_body">
      <style:text-properties officeooo:paragraph-rsid="0032d843"/>
    </style:style>
    <style:style style:name="P36" style:family="paragraph" style:parent-style-name="Text_20_body">
      <style:text-properties officeooo:paragraph-rsid="0034f021"/>
    </style:style>
    <style:style style:name="P37" style:family="paragraph" style:parent-style-name="Text_20_body">
      <style:text-properties officeooo:rsid="0034f021"/>
    </style:style>
    <style:style style:name="P38" style:family="paragraph" style:parent-style-name="Text_20_body">
      <style:text-properties officeooo:rsid="0034f021" officeooo:paragraph-rsid="0034f021"/>
    </style:style>
    <style:style style:name="P39" style:family="paragraph" style:parent-style-name="Text_20_body">
      <style:text-properties officeooo:rsid="00392cd8" officeooo:paragraph-rsid="00392cd8"/>
    </style:style>
    <style:style style:name="P40" style:family="paragraph" style:parent-style-name="Text_20_body">
      <style:text-properties officeooo:paragraph-rsid="0017fa8c"/>
    </style:style>
    <style:style style:name="P41" style:family="paragraph" style:parent-style-name="Text_20_body">
      <style:text-properties officeooo:paragraph-rsid="003a36e6"/>
    </style:style>
    <style:style style:name="P42" style:family="paragraph" style:parent-style-name="Text_20_body">
      <style:text-properties officeooo:paragraph-rsid="003bfefe"/>
    </style:style>
    <style:style style:name="P43" style:family="paragraph" style:parent-style-name="Text_20_body">
      <style:text-properties officeooo:rsid="003bfefe" officeooo:paragraph-rsid="003bfefe"/>
    </style:style>
    <style:style style:name="P44" style:family="paragraph" style:parent-style-name="Text_20_body">
      <style:text-properties officeooo:rsid="003dd4df" officeooo:paragraph-rsid="003dd4df"/>
    </style:style>
    <style:style style:name="P45" style:family="paragraph" style:parent-style-name="Text_20_body">
      <style:text-properties officeooo:rsid="003e2974" officeooo:paragraph-rsid="003e2974"/>
    </style:style>
    <style:style style:name="P46" style:family="paragraph" style:parent-style-name="Text_20_body">
      <style:text-properties officeooo:paragraph-rsid="003fb9a1"/>
    </style:style>
    <style:style style:name="P47" style:family="paragraph" style:parent-style-name="Text_20_body">
      <style:text-properties officeooo:rsid="003fb9a1" officeooo:paragraph-rsid="003fb9a1"/>
    </style:style>
    <style:style style:name="P48" style:family="paragraph" style:parent-style-name="Text_20_body">
      <style:text-properties officeooo:rsid="0041d8ac" officeooo:paragraph-rsid="0041d8ac"/>
    </style:style>
    <style:style style:name="P49" style:family="paragraph" style:parent-style-name="Text_20_body">
      <style:text-properties officeooo:rsid="0041d8ac" officeooo:paragraph-rsid="00469a2a"/>
    </style:style>
    <style:style style:name="P50" style:family="paragraph" style:parent-style-name="Text_20_body">
      <style:text-properties officeooo:rsid="0041d8ac" officeooo:paragraph-rsid="00429e13"/>
    </style:style>
    <style:style style:name="P51" style:family="paragraph" style:parent-style-name="Text_20_body">
      <style:text-properties officeooo:rsid="0041d8ac" officeooo:paragraph-rsid="00519da0"/>
    </style:style>
    <style:style style:name="P52" style:family="paragraph" style:parent-style-name="Text_20_body">
      <style:text-properties officeooo:rsid="0041d8ac" officeooo:paragraph-rsid="0051d72e"/>
    </style:style>
    <style:style style:name="P53" style:family="paragraph" style:parent-style-name="Text_20_body">
      <style:text-properties officeooo:paragraph-rsid="004302e5"/>
    </style:style>
    <style:style style:name="P54" style:family="paragraph" style:parent-style-name="Text_20_body">
      <style:text-properties officeooo:rsid="00443a8d" officeooo:paragraph-rsid="00443a8d"/>
    </style:style>
    <style:style style:name="P55" style:family="paragraph" style:parent-style-name="Text_20_body">
      <style:text-properties officeooo:rsid="004926f5" officeooo:paragraph-rsid="004926f5"/>
    </style:style>
    <style:style style:name="P56" style:family="paragraph" style:parent-style-name="Text_20_body">
      <style:text-properties officeooo:rsid="0045e97e" officeooo:paragraph-rsid="0045e97e"/>
    </style:style>
    <style:style style:name="P57" style:family="paragraph" style:parent-style-name="Text_20_body">
      <style:text-properties officeooo:paragraph-rsid="0053848f"/>
    </style:style>
    <style:style style:name="P58" style:family="paragraph" style:parent-style-name="Text_20_body">
      <style:text-properties officeooo:rsid="004fdf4f" officeooo:paragraph-rsid="004fdf4f"/>
    </style:style>
    <style:style style:name="P59" style:family="paragraph" style:parent-style-name="Text_20_body">
      <style:text-properties officeooo:rsid="0053848f" officeooo:paragraph-rsid="0053848f"/>
    </style:style>
    <style:style style:name="P60" style:family="paragraph" style:parent-style-name="Text_20_body">
      <style:text-properties officeooo:paragraph-rsid="005a1fb7"/>
    </style:style>
    <style:style style:name="P61" style:family="paragraph" style:parent-style-name="Text_20_body">
      <style:text-properties officeooo:paragraph-rsid="005bd441"/>
    </style:style>
    <style:style style:name="P62" style:family="paragraph" style:parent-style-name="Text_20_body">
      <style:text-properties officeooo:paragraph-rsid="005d0c06"/>
    </style:style>
    <style:style style:name="P63" style:family="paragraph" style:parent-style-name="Text_20_body">
      <style:text-properties officeooo:rsid="0057d291" officeooo:paragraph-rsid="0057d291"/>
    </style:style>
    <style:style style:name="P64" style:family="paragraph" style:parent-style-name="Text_20_body">
      <style:text-properties officeooo:rsid="005d0c06" officeooo:paragraph-rsid="005d0c06"/>
    </style:style>
    <style:style style:name="P65" style:family="paragraph" style:parent-style-name="Text_20_body">
      <style:text-properties officeooo:rsid="00602063" officeooo:paragraph-rsid="00602063"/>
    </style:style>
    <style:style style:name="P66" style:family="paragraph" style:parent-style-name="Text_20_body">
      <style:text-properties officeooo:rsid="0060d2a1" officeooo:paragraph-rsid="0060d2a1"/>
    </style:style>
    <style:style style:name="P67" style:family="paragraph" style:parent-style-name="Text_20_body">
      <style:text-properties officeooo:paragraph-rsid="0067f2c2"/>
    </style:style>
    <style:style style:name="P68" style:family="paragraph" style:parent-style-name="Text_20_body">
      <style:text-properties officeooo:paragraph-rsid="001e6716"/>
    </style:style>
    <style:style style:name="P69" style:family="paragraph" style:parent-style-name="Code">
      <style:text-properties officeooo:paragraph-rsid="000ba586"/>
    </style:style>
    <style:style style:name="P70" style:family="paragraph" style:parent-style-name="Code">
      <style:text-properties officeooo:rsid="000ba586" officeooo:paragraph-rsid="000ba586"/>
    </style:style>
    <style:style style:name="P71" style:family="paragraph" style:parent-style-name="Code">
      <style:text-properties officeooo:rsid="001d8e53" officeooo:paragraph-rsid="001d8e53"/>
    </style:style>
    <style:style style:name="P72" style:family="paragraph" style:parent-style-name="Code">
      <style:text-properties officeooo:rsid="0012c3f4" officeooo:paragraph-rsid="0012c3f4"/>
    </style:style>
    <style:style style:name="P73" style:family="paragraph" style:parent-style-name="Code">
      <style:text-properties officeooo:rsid="001e5a98"/>
    </style:style>
    <style:style style:name="P74" style:family="paragraph" style:parent-style-name="Code">
      <style:text-properties officeooo:rsid="0023e64d"/>
    </style:style>
    <style:style style:name="P75" style:family="paragraph" style:parent-style-name="Code">
      <style:text-properties officeooo:rsid="00288c8f" officeooo:paragraph-rsid="0028d0e1"/>
    </style:style>
    <style:style style:name="P76" style:family="paragraph" style:parent-style-name="Code">
      <style:text-properties officeooo:rsid="00288c8f" officeooo:paragraph-rsid="002bbae9"/>
    </style:style>
    <style:style style:name="P77" style:family="paragraph" style:parent-style-name="Code">
      <style:text-properties officeooo:rsid="002bbae9" officeooo:paragraph-rsid="002bbae9"/>
    </style:style>
    <style:style style:name="P78" style:family="paragraph" style:parent-style-name="Code">
      <style:text-properties officeooo:rsid="0031a506" officeooo:paragraph-rsid="0031a506"/>
    </style:style>
    <style:style style:name="P79" style:family="paragraph" style:parent-style-name="Code">
      <style:text-properties officeooo:paragraph-rsid="0033c7ce"/>
    </style:style>
    <style:style style:name="P80" style:family="paragraph" style:parent-style-name="Code">
      <style:text-properties officeooo:paragraph-rsid="0034f021"/>
    </style:style>
    <style:style style:name="P81" style:family="paragraph" style:parent-style-name="Code">
      <style:text-properties officeooo:paragraph-rsid="003707b8"/>
    </style:style>
    <style:style style:name="P82" style:family="paragraph" style:parent-style-name="Code">
      <style:text-properties officeooo:rsid="0034f021" officeooo:paragraph-rsid="0034f021"/>
    </style:style>
    <style:style style:name="P83" style:family="paragraph" style:parent-style-name="Code">
      <style:text-properties officeooo:rsid="0033c7ce" officeooo:paragraph-rsid="0033c7ce"/>
    </style:style>
    <style:style style:name="P84" style:family="paragraph" style:parent-style-name="Code">
      <style:text-properties officeooo:rsid="003707b8" officeooo:paragraph-rsid="003707b8"/>
    </style:style>
    <style:style style:name="P85" style:family="paragraph" style:parent-style-name="Code">
      <style:text-properties officeooo:paragraph-rsid="003dd4df"/>
    </style:style>
    <style:style style:name="P86" style:family="paragraph" style:parent-style-name="Code">
      <style:text-properties officeooo:paragraph-rsid="003e2974"/>
    </style:style>
    <style:style style:name="P87" style:family="paragraph" style:parent-style-name="Code">
      <style:text-properties officeooo:rsid="003cfa55" officeooo:paragraph-rsid="003cfa55"/>
    </style:style>
    <style:style style:name="P88" style:family="paragraph" style:parent-style-name="Code">
      <style:text-properties officeooo:rsid="003dd4df" officeooo:paragraph-rsid="003dd4df"/>
    </style:style>
    <style:style style:name="P89" style:family="paragraph" style:parent-style-name="Code">
      <style:text-properties officeooo:rsid="003e2974" officeooo:paragraph-rsid="003e2974"/>
    </style:style>
    <style:style style:name="P90" style:family="paragraph" style:parent-style-name="Code">
      <style:text-properties officeooo:rsid="003e2974" officeooo:paragraph-rsid="003fb9a1"/>
    </style:style>
    <style:style style:name="P91" style:family="paragraph" style:parent-style-name="Code">
      <style:text-properties officeooo:rsid="003fb9a1" officeooo:paragraph-rsid="003fb9a1"/>
    </style:style>
    <style:style style:name="P92" style:family="paragraph" style:parent-style-name="Code">
      <style:text-properties officeooo:rsid="00416105" officeooo:paragraph-rsid="003e2974"/>
    </style:style>
    <style:style style:name="P93" style:family="paragraph" style:parent-style-name="Code">
      <style:text-properties officeooo:rsid="00443a8d"/>
    </style:style>
    <style:style style:name="P94" style:family="paragraph" style:parent-style-name="Code">
      <style:text-properties officeooo:rsid="00443a8d" officeooo:paragraph-rsid="004f6977"/>
    </style:style>
    <style:style style:name="P95" style:family="paragraph" style:parent-style-name="Code">
      <style:text-properties officeooo:rsid="00469a2a" officeooo:paragraph-rsid="00469a2a"/>
    </style:style>
    <style:style style:name="P96" style:family="paragraph" style:parent-style-name="Code">
      <style:text-properties officeooo:rsid="004926f5" officeooo:paragraph-rsid="004926f5"/>
    </style:style>
    <style:style style:name="P97" style:family="paragraph" style:parent-style-name="Code">
      <style:text-properties officeooo:rsid="004926f5" officeooo:paragraph-rsid="004fdf4f"/>
    </style:style>
    <style:style style:name="P98" style:family="paragraph" style:parent-style-name="Code">
      <style:text-properties officeooo:paragraph-rsid="0057d291" fo:background-color="#e6e6e6"/>
    </style:style>
    <style:style style:name="P99" style:family="paragraph" style:parent-style-name="Code">
      <style:text-properties officeooo:rsid="0057d291" officeooo:paragraph-rsid="0057d291" fo:background-color="#e6e6e6"/>
    </style:style>
    <style:style style:name="P100" style:family="paragraph" style:parent-style-name="Code">
      <style:text-properties officeooo:paragraph-rsid="005dc4d1"/>
    </style:style>
    <style:style style:name="P101" style:family="paragraph" style:parent-style-name="Code">
      <style:text-properties officeooo:paragraph-rsid="005dc4d1" fo:background-color="transparent"/>
    </style:style>
    <style:style style:name="P102" style:family="paragraph" style:parent-style-name="Code">
      <style:text-properties officeooo:paragraph-rsid="00602063" fo:background-color="transparent"/>
    </style:style>
    <style:style style:name="P103" style:family="paragraph" style:parent-style-name="Code">
      <style:text-properties officeooo:paragraph-rsid="0065cf5d" fo:background-color="transparent"/>
    </style:style>
    <style:style style:name="P104" style:family="paragraph" style:parent-style-name="Code">
      <style:text-properties officeooo:rsid="0057d291" officeooo:paragraph-rsid="005dc4d1" fo:background-color="transparent"/>
    </style:style>
    <style:style style:name="P105" style:family="paragraph" style:parent-style-name="Code">
      <style:text-properties officeooo:rsid="0057d291" officeooo:paragraph-rsid="00602063" fo:background-color="transparent"/>
    </style:style>
    <style:style style:name="P106" style:family="paragraph" style:parent-style-name="Code">
      <style:text-properties officeooo:paragraph-rsid="00602063"/>
    </style:style>
    <style:style style:name="P107" style:family="paragraph" style:parent-style-name="Code">
      <style:text-properties officeooo:rsid="0057d291" officeooo:paragraph-rsid="0057d291"/>
    </style:style>
    <style:style style:name="P108" style:family="paragraph" style:parent-style-name="Code">
      <style:text-properties officeooo:rsid="0057d291" officeooo:paragraph-rsid="005dc4d1"/>
    </style:style>
    <style:style style:name="P109" style:family="paragraph" style:parent-style-name="Code">
      <style:text-properties officeooo:rsid="00602063" officeooo:paragraph-rsid="00602063"/>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Heading_20_2">
      <style:text-properties officeooo:rsid="000e87ca" officeooo:paragraph-rsid="000e87ca"/>
    </style:style>
    <style:style style:name="P115" style:family="paragraph" style:parent-style-name="Heading_20_2">
      <style:text-properties officeooo:rsid="000fc922" officeooo:paragraph-rsid="000fc922"/>
    </style:style>
    <style:style style:name="P116" style:family="paragraph" style:parent-style-name="Heading_20_2">
      <style:text-properties officeooo:rsid="001bed16" officeooo:paragraph-rsid="001bed16"/>
    </style:style>
    <style:style style:name="P117" style:family="paragraph" style:parent-style-name="Heading_20_2">
      <style:text-properties officeooo:rsid="00224065"/>
    </style:style>
    <style:style style:name="P118" style:family="paragraph" style:parent-style-name="Heading_20_2">
      <style:text-properties officeooo:rsid="0028d0e1"/>
    </style:style>
    <style:style style:name="P119" style:family="paragraph" style:parent-style-name="Heading_20_2">
      <style:text-properties officeooo:rsid="0034f021"/>
    </style:style>
    <style:style style:name="P120" style:family="paragraph" style:parent-style-name="Heading_20_2">
      <style:text-properties officeooo:rsid="002db841"/>
    </style:style>
    <style:style style:name="P121" style:family="paragraph" style:parent-style-name="Heading_20_2">
      <style:text-properties officeooo:rsid="002db841" officeooo:paragraph-rsid="002db841"/>
    </style:style>
    <style:style style:name="P122" style:family="paragraph" style:parent-style-name="Heading_20_2">
      <style:text-properties officeooo:rsid="00784f1a"/>
    </style:style>
    <style:style style:name="P123" style:family="paragraph" style:parent-style-name="Heading_20_2">
      <style:text-properties officeooo:rsid="00392cd8"/>
    </style:style>
    <style:style style:name="P124" style:family="paragraph" style:parent-style-name="Heading_20_2">
      <style:text-properties officeooo:rsid="0041d8ac" officeooo:paragraph-rsid="0041d8ac"/>
    </style:style>
    <style:style style:name="P125" style:family="paragraph" style:parent-style-name="Heading_20_2">
      <style:text-properties officeooo:rsid="001f4296" officeooo:paragraph-rsid="001f4296"/>
    </style:style>
    <style:style style:name="P126" style:family="paragraph" style:parent-style-name="Heading_20_1">
      <style:text-properties fo:language="en" fo:country="US" officeooo:rsid="0007e896"/>
    </style:style>
    <style:style style:name="P127" style:family="paragraph" style:parent-style-name="Heading_20_1">
      <style:text-properties officeooo:rsid="0009eb49"/>
    </style:style>
    <style:style style:name="P128" style:family="paragraph" style:parent-style-name="Heading_20_1">
      <style:text-properties officeooo:paragraph-rsid="001b3b00"/>
    </style:style>
    <style:style style:name="P129" style:family="paragraph" style:parent-style-name="Heading_20_1">
      <style:text-properties officeooo:rsid="002bbae9" officeooo:paragraph-rsid="002bbae9"/>
    </style:style>
    <style:style style:name="P130" style:family="paragraph" style:parent-style-name="Heading_20_1">
      <style:text-properties officeooo:rsid="003a36e6" officeooo:paragraph-rsid="003a36e6"/>
    </style:style>
    <style:style style:name="P131" style:family="paragraph" style:parent-style-name="Heading_20_1">
      <style:text-properties officeooo:rsid="00392cd8"/>
    </style:style>
    <style:style style:name="P132" style:family="paragraph" style:parent-style-name="Heading_20_1">
      <style:text-properties officeooo:paragraph-rsid="001f4296"/>
    </style:style>
    <style:style style:name="P133" style:family="paragraph" style:parent-style-name="Heading_20_1">
      <style:text-properties officeooo:rsid="0056e6de" officeooo:paragraph-rsid="0056e6de"/>
    </style:style>
    <style:style style:name="P134" style:family="paragraph" style:parent-style-name="Heading_20_1">
      <style:text-properties officeooo:rsid="00205a66" officeooo:paragraph-rsid="00205a66"/>
    </style:style>
    <style:style style:name="P135" style:family="paragraph" style:parent-style-name="Heading_20_1">
      <style:text-properties officeooo:paragraph-rsid="007891f1"/>
    </style:style>
    <style:style style:name="P136" style:family="paragraph" style:parent-style-name="Heading_20_3">
      <style:text-properties officeooo:rsid="001bed16"/>
    </style:style>
    <style:style style:name="P137" style:family="paragraph" style:parent-style-name="Heading_20_3">
      <style:text-properties officeooo:rsid="0028d0e1"/>
    </style:style>
    <style:style style:name="P138" style:family="paragraph" style:parent-style-name="Heading_20_3">
      <style:text-properties officeooo:rsid="0015bccd"/>
    </style:style>
    <style:style style:name="P139" style:family="paragraph" style:parent-style-name="Heading_20_3">
      <style:text-properties officeooo:rsid="0017fa8c"/>
    </style:style>
    <style:style style:name="P140" style:family="paragraph" style:parent-style-name="Heading_20_3">
      <style:text-properties officeooo:rsid="003a36e6" officeooo:paragraph-rsid="003a36e6"/>
    </style:style>
    <style:style style:name="P141" style:family="paragraph" style:parent-style-name="Heading_20_3">
      <style:text-properties officeooo:rsid="00429e13" officeooo:paragraph-rsid="00429e13"/>
    </style:style>
    <style:style style:name="P142" style:family="paragraph" style:parent-style-name="Heading_20_3">
      <style:text-properties officeooo:rsid="0047f46e" officeooo:paragraph-rsid="0047f46e"/>
    </style:style>
    <style:style style:name="P143" style:family="paragraph" style:parent-style-name="Heading_20_3">
      <style:text-properties officeooo:paragraph-rsid="00537ec5"/>
    </style:style>
    <style:style style:name="P144" style:family="paragraph" style:parent-style-name="Code">
      <style:text-properties officeooo:rsid="0023e64d"/>
    </style:style>
    <style:style style:name="P145" style:family="paragraph" style:parent-style-name="Code">
      <style:text-properties officeooo:rsid="00739786" officeooo:paragraph-rsid="00739786"/>
    </style:style>
    <style:style style:name="P146" style:family="paragraph" style:parent-style-name="Code">
      <style:text-properties officeooo:rsid="00757ae4"/>
    </style:style>
    <style:style style:name="P147" style:family="paragraph" style:parent-style-name="Code">
      <style:text-properties officeooo:paragraph-rsid="007891f1"/>
    </style:style>
    <style:style style:name="P148" style:family="paragraph" style:parent-style-name="Standard">
      <style:paragraph-properties fo:text-align="center" style:justify-single-word="false"/>
      <style:text-properties style:font-name="Trebuchet MS" fo:language="en" fo:country="US" officeooo:rsid="0067beb4" officeooo:paragraph-rsid="0067beb4"/>
    </style:style>
    <style:style style:name="P149" style:family="paragraph" style:parent-style-name="Standard">
      <style:paragraph-properties fo:text-align="center" style:justify-single-word="false"/>
      <style:text-properties fo:language="en" fo:country="US" officeooo:rsid="0067beb4" officeooo:paragraph-rsid="0067beb4"/>
    </style:style>
    <style:style style:name="P150" style:family="paragraph" style:parent-style-name="Standard" style:list-style-name="L1">
      <style:text-properties fo:language="en" fo:country="US" officeooo:rsid="00093741" officeooo:paragraph-rsid="00093741"/>
    </style:style>
    <style:style style:name="P151" style:family="paragraph" style:parent-style-name="Standard" style:list-style-name="L1">
      <style:text-properties fo:language="en" fo:country="US" officeooo:rsid="0055328a" officeooo:paragraph-rsid="0055328a"/>
    </style:style>
    <style:style style:name="P152" style:family="paragraph" style:parent-style-name="Text_20_body" style:list-style-name="L2">
      <style:text-properties officeooo:paragraph-rsid="000ba586"/>
    </style:style>
    <style:style style:name="P153" style:family="paragraph" style:parent-style-name="Text_20_body" style:list-style-name="L2">
      <style:text-properties officeooo:rsid="000ba586" officeooo:paragraph-rsid="000ba586"/>
    </style:style>
    <style:style style:name="P154" style:family="paragraph" style:parent-style-name="Text_20_body" style:list-style-name="L2">
      <style:text-properties officeooo:rsid="002bbae9" officeooo:paragraph-rsid="002bbae9"/>
    </style:style>
    <style:style style:name="P155" style:family="paragraph" style:parent-style-name="Text_20_body" style:list-style-name="L3">
      <style:text-properties officeooo:paragraph-rsid="0031a506"/>
    </style:style>
    <style:style style:name="P156" style:family="paragraph" style:parent-style-name="Text_20_body" style:list-style-name="L3">
      <style:text-properties officeooo:rsid="0031a506" officeooo:paragraph-rsid="0031a506"/>
    </style:style>
    <style:style style:name="P157" style:family="paragraph" style:parent-style-name="Text_20_body">
      <style:text-properties officeooo:rsid="00757ae4" officeooo:paragraph-rsid="00757ae4"/>
    </style:style>
    <style:style style:name="P158" style:family="paragraph" style:parent-style-name="Text_20_body">
      <style:text-properties officeooo:rsid="00784f1a" officeooo:paragraph-rsid="00784f1a"/>
    </style:style>
    <style:style style:name="P159" style:family="paragraph" style:parent-style-name="Text_20_body" style:list-style-name="L4">
      <style:text-properties officeooo:rsid="00205a66" officeooo:paragraph-rsid="00205a66"/>
    </style:style>
    <style:style style:name="P160" style:family="paragraph" style:parent-style-name="Text_20_body">
      <style:text-properties officeooo:paragraph-rsid="007891f1"/>
    </style:style>
    <style:style style:name="P161" style:family="paragraph" style:parent-style-name="Text_20_body" style:list-style-name="L5">
      <style:text-properties officeooo:paragraph-rsid="007891f1"/>
    </style:style>
    <style:style style:name="T1" style:family="text">
      <style:text-properties officeooo:rsid="000abdf8"/>
    </style:style>
    <style:style style:name="T2" style:family="text">
      <style:text-properties officeooo:rsid="000ba586"/>
    </style:style>
    <style:style style:name="T3" style:family="text">
      <style:text-properties officeooo:rsid="000d9c80"/>
    </style:style>
    <style:style style:name="T4" style:family="text">
      <style:text-properties officeooo:rsid="000e87ca"/>
    </style:style>
    <style:style style:name="T5" style:family="text">
      <style:text-properties officeooo:rsid="000e8eaa"/>
    </style:style>
    <style:style style:name="T6" style:family="text">
      <style:text-properties officeooo:rsid="000fc922"/>
    </style:style>
    <style:style style:name="T7" style:family="text">
      <style:text-properties officeooo:rsid="0012c3f4"/>
    </style:style>
    <style:style style:name="T8" style:family="text">
      <style:text-properties officeooo:rsid="00159744"/>
    </style:style>
    <style:style style:name="T9" style:family="text">
      <style:text-properties officeooo:rsid="0015bccd"/>
    </style:style>
    <style:style style:name="T10" style:family="text">
      <style:text-properties officeooo:rsid="001607d1"/>
    </style:style>
    <style:style style:name="T11" style:family="text">
      <style:text-properties officeooo:rsid="0017fa8c"/>
    </style:style>
    <style:style style:name="T12" style:family="text">
      <style:text-properties officeooo:rsid="001b3b00"/>
    </style:style>
    <style:style style:name="T13" style:family="text">
      <style:text-properties officeooo:rsid="001bed16"/>
    </style:style>
    <style:style style:name="T14" style:family="text">
      <style:text-properties officeooo:rsid="001e5a98"/>
    </style:style>
    <style:style style:name="T15" style:family="text">
      <style:text-properties officeooo:rsid="001e6716"/>
    </style:style>
    <style:style style:name="T16" style:family="text">
      <style:text-properties officeooo:rsid="001ef73f"/>
    </style:style>
    <style:style style:name="T17" style:family="text">
      <style:text-properties officeooo:rsid="001f4296"/>
    </style:style>
    <style:style style:name="T18" style:family="text">
      <style:text-properties officeooo:rsid="00201769"/>
    </style:style>
    <style:style style:name="T19" style:family="text">
      <style:text-properties officeooo:rsid="00205a66"/>
    </style:style>
    <style:style style:name="T20" style:family="text">
      <style:text-properties officeooo:rsid="0023e3ea"/>
    </style:style>
    <style:style style:name="T21" style:family="text">
      <style:text-properties officeooo:rsid="0023e64d"/>
    </style:style>
    <style:style style:name="T22" style:family="text">
      <style:text-properties officeooo:rsid="0025e414"/>
    </style:style>
    <style:style style:name="T23" style:family="text">
      <style:text-properties officeooo:rsid="00273e0c"/>
    </style:style>
    <style:style style:name="T24" style:family="text">
      <style:text-properties officeooo:rsid="00288c8f"/>
    </style:style>
    <style:style style:name="T25" style:family="text">
      <style:text-properties officeooo:rsid="0028d0e1"/>
    </style:style>
    <style:style style:name="T26" style:family="text">
      <style:text-properties officeooo:rsid="002a7a1e"/>
    </style:style>
    <style:style style:name="T27" style:family="text">
      <style:text-properties officeooo:rsid="002bbae9"/>
    </style:style>
    <style:style style:name="T28" style:family="text">
      <style:text-properties officeooo:rsid="002ee644"/>
    </style:style>
    <style:style style:name="T29" style:family="text">
      <style:text-properties officeooo:rsid="0030caaf"/>
    </style:style>
    <style:style style:name="T30" style:family="text">
      <style:text-properties officeooo:rsid="0031a506"/>
    </style:style>
    <style:style style:name="T31" style:family="text">
      <style:text-properties fo:font-style="italic" officeooo:rsid="0031a506" style:font-style-asian="italic" style:font-style-complex="italic"/>
    </style:style>
    <style:style style:name="T32" style:family="text">
      <style:text-properties fo:font-style="italic" officeooo:rsid="0033c7ce" style:font-style-asian="italic" style:font-style-complex="italic"/>
    </style:style>
    <style:style style:name="T33" style:family="text">
      <style:text-properties fo:font-style="italic" officeooo:rsid="0067f2c2" style:font-style-asian="italic" style:font-style-complex="italic"/>
    </style:style>
    <style:style style:name="T34" style:family="text">
      <style:text-properties officeooo:rsid="0032d843"/>
    </style:style>
    <style:style style:name="T35" style:family="text">
      <style:text-properties officeooo:rsid="0033c7ce"/>
    </style:style>
    <style:style style:name="T36" style:family="text">
      <style:text-properties officeooo:rsid="0034f021"/>
    </style:style>
    <style:style style:name="T37" style:family="text">
      <style:text-properties officeooo:rsid="00355cf3"/>
    </style:style>
    <style:style style:name="T38" style:family="text">
      <style:text-properties officeooo:rsid="0036ee91"/>
    </style:style>
    <style:style style:name="T39" style:family="text">
      <style:text-properties officeooo:rsid="003707b8"/>
    </style:style>
    <style:style style:name="T40" style:family="text">
      <style:text-properties officeooo:rsid="0038f304"/>
    </style:style>
    <style:style style:name="T41" style:family="text">
      <style:text-properties officeooo:rsid="00392cd8"/>
    </style:style>
    <style:style style:name="T42" style:family="text">
      <style:text-properties officeooo:rsid="003a36e6"/>
    </style:style>
    <style:style style:name="T43" style:family="text">
      <style:text-properties officeooo:rsid="003aa7c2"/>
    </style:style>
    <style:style style:name="T44" style:family="text">
      <style:text-properties officeooo:rsid="003bfefe"/>
    </style:style>
    <style:style style:name="T45" style:family="text">
      <style:text-properties officeooo:rsid="003cfa55"/>
    </style:style>
    <style:style style:name="T46" style:family="text">
      <style:text-properties officeooo:rsid="003dd4df"/>
    </style:style>
    <style:style style:name="T47" style:family="text">
      <style:text-properties officeooo:rsid="003e2974"/>
    </style:style>
    <style:style style:name="T48" style:family="text">
      <style:text-properties officeooo:rsid="003fb9a1"/>
    </style:style>
    <style:style style:name="T49" style:family="text">
      <style:text-properties officeooo:rsid="004151a1"/>
    </style:style>
    <style:style style:name="T50" style:family="text">
      <style:text-properties officeooo:rsid="00416105"/>
    </style:style>
    <style:style style:name="T51" style:family="text">
      <style:text-properties officeooo:rsid="00428b76"/>
    </style:style>
    <style:style style:name="T52" style:family="text">
      <style:text-properties officeooo:rsid="00429e13"/>
    </style:style>
    <style:style style:name="T53" style:family="text">
      <style:text-properties officeooo:rsid="004302e5"/>
    </style:style>
    <style:style style:name="T54" style:family="text">
      <style:text-properties officeooo:rsid="00443a8d"/>
    </style:style>
    <style:style style:name="T55" style:family="text">
      <style:text-properties officeooo:rsid="00469a2a"/>
    </style:style>
    <style:style style:name="T56" style:family="text">
      <style:text-properties officeooo:rsid="004abe76"/>
    </style:style>
    <style:style style:name="T57" style:family="text">
      <style:text-properties officeooo:rsid="004d6a22"/>
    </style:style>
    <style:style style:name="T58" style:family="text">
      <style:text-properties officeooo:rsid="004f6977"/>
    </style:style>
    <style:style style:name="T59" style:family="text">
      <style:text-properties officeooo:rsid="004fdf4f"/>
    </style:style>
    <style:style style:name="T60" style:family="text">
      <style:text-properties officeooo:rsid="00519da0"/>
    </style:style>
    <style:style style:name="T61" style:family="text">
      <style:text-properties officeooo:rsid="0051d72e"/>
    </style:style>
    <style:style style:name="T62" style:family="text">
      <style:text-properties officeooo:rsid="00537ec5"/>
    </style:style>
    <style:style style:name="T63" style:family="text">
      <style:text-properties officeooo:rsid="0053848f"/>
    </style:style>
    <style:style style:name="T64" style:family="text">
      <style:text-properties officeooo:rsid="00543128"/>
    </style:style>
    <style:style style:name="T65" style:family="text">
      <style:text-properties officeooo:rsid="0055328a"/>
    </style:style>
    <style:style style:name="T66" style:family="text">
      <style:text-properties officeooo:rsid="0057d291"/>
    </style:style>
    <style:style style:name="T67" style:family="text">
      <style:text-properties officeooo:rsid="00585f9d"/>
    </style:style>
    <style:style style:name="T68" style:family="text">
      <style:text-properties fo:font-weight="bold" officeooo:rsid="0057d291" style:font-weight-asian="bold" style:font-weight-complex="bold"/>
    </style:style>
    <style:style style:name="T69" style:family="text">
      <style:text-properties fo:font-weight="bold" officeooo:rsid="0065cf5d" style:font-weight-asian="bold" style:font-weight-complex="bold"/>
    </style:style>
    <style:style style:name="T70" style:family="text">
      <style:text-properties officeooo:rsid="005a1fb7"/>
    </style:style>
    <style:style style:name="T71" style:family="text">
      <style:text-properties officeooo:rsid="005a53d3"/>
    </style:style>
    <style:style style:name="T72" style:family="text">
      <style:text-properties officeooo:rsid="005bd441"/>
    </style:style>
    <style:style style:name="T73" style:family="text">
      <style:text-properties officeooo:rsid="005d0c06"/>
    </style:style>
    <style:style style:name="T74" style:family="text">
      <style:text-properties officeooo:rsid="005dc4d1"/>
    </style:style>
    <style:style style:name="T75" style:family="text">
      <style:text-properties officeooo:rsid="005f6be8"/>
    </style:style>
    <style:style style:name="T76" style:family="text">
      <style:text-properties fo:font-weight="normal" officeooo:rsid="0057d291" style:font-weight-asian="normal" style:font-weight-complex="normal"/>
    </style:style>
    <style:style style:name="T77" style:family="text">
      <style:text-properties fo:font-weight="normal" officeooo:rsid="00602063" style:font-weight-asian="normal" style:font-weight-complex="normal"/>
    </style:style>
    <style:style style:name="T78" style:family="text">
      <style:text-properties officeooo:rsid="00602063"/>
    </style:style>
    <style:style style:name="T79" style:family="text">
      <style:text-properties officeooo:rsid="00613e49"/>
    </style:style>
    <style:style style:name="T80" style:family="text">
      <style:text-properties officeooo:rsid="00615191"/>
    </style:style>
    <style:style style:name="T81" style:family="text">
      <style:text-properties officeooo:rsid="0065cf5d"/>
    </style:style>
    <style:style style:name="T82" style:family="text">
      <style:text-properties officeooo:rsid="0067f2c2"/>
    </style:style>
    <style:style style:name="T83" style:family="text">
      <style:text-properties officeooo:rsid="0069791d"/>
    </style:style>
    <style:style style:name="T84" style:family="text">
      <style:text-properties officeooo:rsid="006b0718"/>
    </style:style>
    <style:style style:name="T85" style:family="text">
      <style:text-properties officeooo:rsid="006b4503"/>
    </style:style>
    <style:style style:name="T86" style:family="text">
      <style:text-properties officeooo:rsid="006eb92e"/>
    </style:style>
    <style:style style:name="T87" style:family="text">
      <style:text-properties officeooo:rsid="00708dc5"/>
    </style:style>
    <style:style style:name="T88" style:family="text">
      <style:text-properties officeooo:rsid="007716b6"/>
    </style:style>
    <style:style style:name="T89" style:family="text">
      <style:text-properties officeooo:rsid="00784f1a"/>
    </style:style>
    <style:style style:name="T90" style:family="text">
      <style:text-properties officeooo:rsid="007891f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RAMONE <text:span text:style-name="T64">1.1</text:span></text:p>
      <text:p text:style-name="P4">A Web <text:span text:style-name="T20">API </text:span>and REST <text:span text:style-name="T20">Service</text:span> Client for C#</text:p>
      <text:p text:style-name="P6">Jørn Wildt 2012 –<text:span text:style-name="T65"> 2013</text:span></text:p>
      <text:p text:style-name="P148">(Document version <text:span text:style-name="T90">3<text:line-break/>May 22, 2013</text:span>)</text:p>
      <text:p text:style-name="P149"/>
      <text:table-of-content text:style-name="Sect1" text:protected="true" text:name="Indholdsfortegnelse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holdsfortegnelse1_Head">
            <text:p text:style-name="P112">Content</text:p>
          </text:index-title>
          <text:p text:style-name="P113"><text:a xlink:type="simple" xlink:href="#__RefHeading__1379_133046268" text:style-name="Index_20_Link" text:visited-style-name="Index_20_Link">Introduction<text:tab/>4</text:a></text:p>
          <text:p text:style-name="P113"><text:a xlink:type="simple" xlink:href="#__RefHeading__1381_133046268" text:style-name="Index_20_Link" text:visited-style-name="Index_20_Link">Basic operations<text:tab/>5</text:a></text:p>
          <text:p text:style-name="P110"><text:a xlink:type="simple" xlink:href="#__RefHeading__1383_133046268" text:style-name="Index_20_Link" text:visited-style-name="Index_20_Link">The very first GET of a resource<text:tab/>5</text:a></text:p>
          <text:p text:style-name="P110"><text:a xlink:type="simple" xlink:href="#__RefHeading__1385_133046268" text:style-name="Index_20_Link" text:visited-style-name="Index_20_Link">Sessions, Services and Configuration<text:tab/>6</text:a></text:p>
          <text:p text:style-name="P110"><text:a xlink:type="simple" xlink:href="#__RefHeading__1387_133046268" text:style-name="Index_20_Link" text:visited-style-name="Index_20_Link">Different HTTP verbs<text:tab/>6</text:a></text:p>
          <text:p text:style-name="P110"><text:a xlink:type="simple" xlink:href="#__RefHeading__1389_133046268" text:style-name="Index_20_Link" text:visited-style-name="Index_20_Link">Fluent API – chaining method calls<text:tab/>6</text:a></text:p>
          <text:p text:style-name="P110"><text:a xlink:type="simple" xlink:href="#__RefHeading__1391_133046268" text:style-name="Index_20_Link" text:visited-style-name="Index_20_Link">Serialization and media types<text:tab/>7</text:a></text:p>
          <text:p text:style-name="P111"><text:a xlink:type="simple" xlink:href="#__RefHeading__1393_133046268" text:style-name="Index_20_Link" text:visited-style-name="Index_20_Link">Payload serialization<text:tab/>7</text:a></text:p>
          <text:p text:style-name="P113"><text:a xlink:type="simple" xlink:href="#__RefHeading__1395_133046268" text:style-name="Index_20_Link" text:visited-style-name="Index_20_Link">Media type codecs<text:tab/>8</text:a></text:p>
          <text:p text:style-name="P110"><text:a xlink:type="simple" xlink:href="#__RefHeading__1397_133046268" text:style-name="Index_20_Link" text:visited-style-name="Index_20_Link">Predefined codecs<text:tab/>8</text:a></text:p>
          <text:p text:style-name="P111"><text:a xlink:type="simple" xlink:href="#__RefHeading__1399_133046268" text:style-name="Index_20_Link" text:visited-style-name="Index_20_Link">Application/json<text:tab/>8</text:a></text:p>
          <text:p text:style-name="P111"><text:a xlink:type="simple" xlink:href="#__RefHeading__1401_133046268" text:style-name="Index_20_Link" text:visited-style-name="Index_20_Link">Application/xml<text:tab/>8</text:a></text:p>
          <text:p text:style-name="P111"><text:a xlink:type="simple" xlink:href="#__RefHeading__1403_133046268" text:style-name="Index_20_Link" text:visited-style-name="Index_20_Link">Application/json-patch<text:tab/>8</text:a></text:p>
          <text:p text:style-name="P110"><text:a xlink:type="simple" xlink:href="#__RefHeading__1405_133046268" text:style-name="Index_20_Link" text:visited-style-name="Index_20_Link">Custom codec registration<text:tab/>8</text:a></text:p>
          <text:p text:style-name="P110"><text:a xlink:type="simple" xlink:href="#__RefHeading__1407_133046268" text:style-name="Index_20_Link" text:visited-style-name="Index_20_Link">Custom codecs<text:tab/>9</text:a></text:p>
          <text:p text:style-name="P113"><text:a xlink:type="simple" xlink:href="#__RefHeading__1409_133046268" text:style-name="Index_20_Link" text:visited-style-name="Index_20_Link">Hypermedia linking<text:tab/>10</text:a></text:p>
          <text:p text:style-name="P110"><text:a xlink:type="simple" xlink:href="#__RefHeading__1411_133046268" text:style-name="Index_20_Link" text:visited-style-name="Index_20_Link">HTTP Link header<text:tab/>10</text:a></text:p>
          <text:p text:style-name="P110"><text:a xlink:type="simple" xlink:href="#__RefHeading__1413_133046268" text:style-name="Index_20_Link" text:visited-style-name="Index_20_Link">HTML<text:tab/>11</text:a></text:p>
          <text:p text:style-name="P110"><text:a xlink:type="simple" xlink:href="#__RefHeading__1415_133046268" text:style-name="Index_20_Link" text:visited-style-name="Index_20_Link">Atom<text:tab/>11</text:a></text:p>
          <text:p text:style-name="P113"><text:a xlink:type="simple" xlink:href="#__RefHeading__919_1468071222" text:style-name="Index_20_Link" text:visited-style-name="Index_20_Link">Patch documents<text:tab/>12</text:a></text:p>
          <text:p text:style-name="P113"><text:a xlink:type="simple" xlink:href="#__RefHeading__1417_133046268" text:style-name="Index_20_Link" text:visited-style-name="Index_20_Link">Hypermedia forms<text:tab/>14</text:a></text:p>
          <text:p text:style-name="P110"><text:a xlink:type="simple" xlink:href="#__RefHeading__1419_133046268" text:style-name="Index_20_Link" text:visited-style-name="Index_20_Link">HTML forms<text:tab/>14</text:a></text:p>
          <text:p text:style-name="P113"><text:a xlink:type="simple" xlink:href="#__RefHeading__1421_133046268" text:style-name="Index_20_Link" text:visited-style-name="Index_20_Link">HTTP Authentication<text:tab/>15</text:a></text:p>
          <text:p text:style-name="P110"><text:a xlink:type="simple" xlink:href="#__RefHeading__1423_133046268" text:style-name="Index_20_Link" text:visited-style-name="Index_20_Link">Basic authentication<text:tab/>15</text:a></text:p>
          <text:p text:style-name="P110"><text:a xlink:type="simple" xlink:href="#__RefHeading__1425_133046268" text:style-name="Index_20_Link" text:visited-style-name="Index_20_Link">OAuth-2 authentication<text:tab/>15</text:a></text:p>
          <text:p text:style-name="P111"><text:a xlink:type="simple" xlink:href="#__RefHeading__1427_133046268" text:style-name="Index_20_Link" text:visited-style-name="Index_20_Link">Authorization code grant<text:tab/>15</text:a></text:p>
          <text:p text:style-name="P111"><text:a xlink:type="simple" xlink:href="#__RefHeading__1429_133046268" text:style-name="Index_20_Link" text:visited-style-name="Index_20_Link">Resource owner password grant<text:tab/>16</text:a></text:p>
          <text:p text:style-name="P111"><text:a xlink:type="simple" xlink:href="#__RefHeading__1431_133046268" text:style-name="Index_20_Link" text:visited-style-name="Index_20_Link">Client credentials grant<text:tab/>16</text:a></text:p>
          <text:p text:style-name="P111"><text:a xlink:type="simple" xlink:href="#__RefHeading__1433_133046268" text:style-name="Index_20_Link" text:visited-style-name="Index_20_Link">Client credentials grant with JWT and SHA256 and RSA-SHA256<text:tab/>16</text:a></text:p>
          <text:p text:style-name="P110"><text:a xlink:type="simple" xlink:href="#__RefHeading__1545_133046268" text:style-name="Index_20_Link" text:visited-style-name="Index_20_Link">OAuth-1 authentication<text:tab/>17</text:a></text:p>
          <text:p text:style-name="P113"><text:a xlink:type="simple" xlink:href="#__RefHeading__1575_133046268" text:style-name="Index_20_Link" text:visited-style-name="Index_20_Link">Asynchronous requests<text:tab/>18</text:a></text:p>
          <text:p text:style-name="P113"><text:a xlink:type="simple" xlink:href="#__RefHeading__1437_133046268" text:style-name="Index_20_Link" text:visited-style-name="Index_20_Link">Configuration<text:tab/>20</text:a></text:p>
        </text:index-body>
      </text:table-of-content>
      <text:h text:style-name="P126" text:outline-level="1"><text:bookmark-start text:name="__RefHeading__1379_133046268"/>Introduction<text:bookmark-end text:name="__RefHeading__1379_133046268"/></text:h>
      <text:p text:style-name="P2">Ramone is a C# client side library that simplifies access to HTTP based Web API s and REST services. It has a strong focus on REST and implements elements of the Uniform Interface as first class citizens of the API.</text:p>
      <text:p text:style-name="P2">This means natural support for</text:p>
      <text:list xml:id="list34674906" text:style-name="L1">
        <text:list-item>
          <text:p text:style-name="P150">URIs as identifiers for resources.</text:p>
        </text:list-item>
        <text:list-item>
          <text:p text:style-name="P150">The standard HTTP methods GET, POST, PUT and more.</text:p>
        </text:list-item>
        <text:list-item>
          <text:p text:style-name="P150">Multiple media types (XML, JSON, HTML, ATOM and more).</text:p>
        </text:list-item>
        <text:list-item>
          <text:p text:style-name="P150">User defined media types.</text:p>
        </text:list-item>
        <text:list-item>
          <text:p text:style-name="P150">Hyper media controls (linking and key/value forms).</text:p>
        </text:list-item>
        <text:list-item>
          <text:p text:style-name="P151">Proper status code handling (redirects, authentication and so on).</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3">Ramone supports plain XML, JSON, and Atom out of the box, but where it really excels is when it comes to working with user defined objects, <text:span text:style-name="T65">custo</text:span><text:span text:style-name="T82">m</text:span> media types and hyper media elements.</text:p>
      <text:h text:style-name="P127" text:outline-level="1"><text:bookmark-start text:name="__RefHeading__1381_133046268"/>Basic operations<text:bookmark-end text:name="__RefHeading__1381_133046268"/></text:h>
      <text:h text:style-name="Heading_20_2" text:outline-level="2"><text:bookmark-start text:name="__RefHeading__1383_133046268"/><text:span text:style-name="T1">The very first GET of a </text:span><text:span text:style-name="T4">resource</text:span><text:bookmark-end text:name="__RefHeading__1383_133046268"/></text:h>
      <text:p text:style-name="P9">The simplest possible operation we can do with Ramone is a GET of a resource from a well known URL and then decode that resource into a client side object.</text:p>
      <text:p text:style-name="P67"><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text:span></text:p>
      <text:p text:style-name="P67"><text:span text:style-name="T36">This piece of code is also available as a demo Visual Studio project in the source code directory (</text:span><text:a xlink:type="simple" xlink:href="https://github.com/JornWildt/Ramone/tree/master/TwitterDemo"><text:span text:style-name="T36">https://github.com/JornWildt/Ramone/tree/master/TwitterDemo</text:span></text:a><text:span text:style-name="T36">)</text:span><text:span text:style-name="T1">:</text:span></text:p>
      <text:p text:style-name="P9"/>
      <text:p text:style-name="P70">// Fixed URL to timeline of JornWildt</text:p>
      <text:p text:style-name="P70">string <text:span text:style-name="T82">path</text:span> = "/1/statuses/user_timeline.json?screen_name=JornWildt";</text:p>
      <text:p text:style-name="P70"/>
      <text:p text:style-name="P70">// All interaction with Ramone goes through a session</text:p>
      <text:p text:style-name="P70">ISession session</text:p>
      <text:p text:style-name="P70"><text:s text:c="2"/>= RamoneConfiguration.NewSession(new Uri("https://api.twitter.com"));</text:p>
      <text:p text:style-name="P70"/>
      <text:p text:style-name="P69"><text:span text:style-name="T2">// Create a Ramone request by binding </text:span><text:span text:style-name="T4">URL </text:span><text:span text:style-name="T3">to session</text:span></text:p>
      <text:p text:style-name="P70">Request request = session.Bind(<text:span text:style-name="T82">path</text:span>);</text:p>
      <text:p text:style-name="P70"/>
      <text:p text:style-name="P70">// GET response from Twitter</text:p>
      <text:p text:style-name="P70"><text:span text:style-name="T27">using (</text:span>Response response = request.Get()<text:span text:style-name="T27">)</text:span></text:p>
      <text:p text:style-name="P77">{</text:p>
      <text:p text:style-name="P70"><text:s text:c="2"/>// Extract payload as a C# dynamic created from the JSON response</text:p>
      <text:p text:style-name="P70"><text:s text:c="2"/>dynamic timeline = response.Body;</text:p>
      <text:p text:style-name="P70"/>
      <text:p text:style-name="P70"><text:s text:c="2"/>// Write response to console ...</text:p>
      <text:p text:style-name="P70"><text:s text:c="2"/>Console.WriteLine("This is the timeline for JornWildt:");</text:p>
      <text:p text:style-name="P70"><text:s text:c="2"/>foreach (dynamic tweet in timeline)</text:p>
      <text:p text:style-name="P70"><text:s text:c="4"/>Console.WriteLine("* {0}.", tweet.text);</text:p>
      <text:p text:style-name="P77">}</text:p>
      <text:p text:style-name="P10"/>
      <text:p text:style-name="P11">Lets go through that code step by step and see what is going on:</text:p>
      <text:list xml:id="list34678214" text:style-name="L2">
        <text:list-item>
          <text:p text:style-name="P153">The first step creates a session. Sessions are containers for things like authorization, base URL and cookies and must always be referenced somehow when creating a new request.</text:p>
        </text:list-item>
        <text:list-item>
          <text:p text:style-name="P153">The next step binds the Twitter <text:span text:style-name="T82">URL </text:span><text:span text:style-name="T33">path</text:span> to the session and creates a request.</text:p>
        </text:list-item>
        <text:list-item>
          <text:p text:style-name="P152"><text:span text:style-name="T83">T</text:span><text:span text:style-name="T2">he request is </text:span><text:span text:style-name="T83">then </text:span><text:span text:style-name="T2">activated by calling one of the HTTP methods</text:span><text:span text:style-name="T3"> – </text:span><text:span text:style-name="T2">in this case GET.</text:span></text:p>
        </text:list-item>
        <text:list-item>
          <text:p text:style-name="P154">The “using” statement is there to ensure proper release of connections f<text:span text:style-name="T83">rom</text:span> the .NET connection pool management.</text:p>
        </text:list-item>
        <text:list-item>
          <text:p text:style-name="P152"><text:span text:style-name="T2">Ramone takes care of content negotiation –</text:span><text:span text:style-name="T4"> </text:span><text:span text:style-name="T2">but in this case it is not really needed since Twitter always returns application/json.</text:span></text:p>
        </text:list-item>
        <text:list-item>
          <text:p text:style-name="P153">Ramone decodes application/json using one of a set of predefined codecs. In this case it returns a C# dynamic which reflects the JSON response.</text:p>
        </text:list-item>
        <text:list-item>
          <text:p text:style-name="P153">At last the returned tweets are printed.</text:p>
        </text:list-item>
      </text:list>
      <text:h text:style-name="P114" text:outline-level="2"><text:bookmark-start text:name="__RefHeading__1385_133046268"/><text:soft-page-break/>Sessions, Services and Configuration<text:bookmark-end text:name="__RefHeading__1385_133046268"/></text:h>
      <text:p text:style-name="P7"><text:span text:style-name="T4">The context for any request in Ramone is a </text:span><text:span text:style-name="T5">s</text:span><text:span text:style-name="T4">ession – a placeholder for </text:span><text:span text:style-name="T5">a base URL, </text:span><text:span text:style-name="T4">cookies, authorization, default encoding and media types and much more. The defaults for these values are </text:span><text:span text:style-name="T4">stored in the static class </text:span><text:span text:style-name="InlineCode"><text:span text:style-name="T4">RamoneConfiguration</text:span></text:span> <text:span text:style-name="T4">and </text:span><text:span text:style-name="T5">from this it is possible to get a new session by calling </text:span><text:span text:style-name="InlineCode"><text:span text:style-name="T5">NewSession(baseUrl)</text:span></text:span><text:span text:style-name="T5">.</text:span></text:p>
      <text:p text:style-name="Text_20_body"><text:span text:style-name="T5">In some case it may be necessary to work with multiple web APIs at the same time – for instance when mashing up two sets of data. In this case it may not be desirable with a global settings class </text:span><text:span text:style-name="T5">since each of the web APIs might easily have different requirements. For this reason Ramone introduces the concept of a “service” </text:span><text:span text:style-name="T6">which stores pretty much the same as the configuration class but inside an instance class instead of a static class.</text:span></text:p>
      <text:h text:style-name="P115" text:outline-level="2"><text:bookmark-start text:name="__RefHeading__1387_133046268"/>Different HTTP verbs<text:bookmark-end text:name="__RefHeading__1387_133046268"/></text:h>
      <text:p text:style-name="P8"><text:span text:style-name="T7">Most </text:span><text:span text:style-name="T84">of </text:span><text:span text:style-name="T6">the standard verbs exists as methods on a Ramone request – you can GET, POST, DELETE, PUT and so on directly from the request object.</text:span></text:p>
      <text:p text:style-name="P12">Here is an example where some kind of new “item” is POSTed to a resource:<text:line-break/></text:p>
      <text:p text:style-name="P71">// Fixed path to resource</text:p>
      <text:p text:style-name="P71">string path = "...";</text:p>
      <text:p text:style-name="P71"/>
      <text:p text:style-name="P71">// All interaction with Ramone goes through a session</text:p>
      <text:p text:style-name="P71">ISession session</text:p>
      <text:p text:style-name="P71"><text:s text:c="2"/>= RamoneConfiguration.NewSession(new Uri("https://example.com"));</text:p>
      <text:p text:style-name="P71"/>
      <text:p text:style-name="P71">// Create a Ramone request by binding URL to session</text:p>
      <text:p text:style-name="P71">Request request = session.Bind(path);</text:p>
      <text:p text:style-name="P71"/>
      <text:p text:style-name="P71">// Create POST payload as anonymous object</text:p>
      <text:p text:style-name="P71">var payload = new</text:p>
      <text:p text:style-name="P71">{</text:p>
      <text:p text:style-name="P71"><text:s text:c="2"/>Title = "A new item",</text:p>
      <text:p text:style-name="P71"><text:s text:c="2"/>Description = "Description of item."</text:p>
      <text:p text:style-name="P71">};</text:p>
      <text:p text:style-name="P71"/>
      <text:p text:style-name="P71">// POST data</text:p>
      <text:p text:style-name="P71">Response response = request.AsJson().Post(payload).<text:span text:style-name="T27">Dispose()</text:span>;</text:p>
      <text:p text:style-name="P1"><text:span text:style-name="T84">O</text:span><text:span text:style-name="T7">ther </text:span><text:span text:style-name="T84">unimplemented </text:span><text:span text:style-name="T7">HTTP verb</text:span><text:span text:style-name="T84">s</text:span><text:span text:style-name="T7"> can be issued with </text:span><text:span text:style-name="T84">the general purpose</text:span><text:span text:style-name="T7"> </text:span><text:span text:style-name="InlineCode"><text:span text:style-name="T7">Execute(...)</text:span></text:span><text:span text:style-name="T7"> as here:<text:line-break/></text:span></text:p>
      <text:p text:style-name="P72">Response response = request.Execute("OtherMethod", payload).<text:span text:style-name="T27">Dispose()</text:span>;</text:p>
      <text:h text:style-name="P116" text:outline-level="2"><text:bookmark-start text:name="__RefHeading__1389_133046268"/>Fluent API – chaining method calls<text:bookmark-end text:name="__RefHeading__1389_133046268"/></text:h>
      <text:p text:style-name="P16"><text:span text:style-name="T13">Ramone has a “fluent” style API for setting up requests </text:span><text:span text:style-name="T15">and working with responses</text:span><text:span text:style-name="T13">. This means you can stack method calls </text:span><text:span text:style-name="T15">like this</text:span><text:span text:style-name="T13">:</text:span></text:p>
      <text:p text:style-name="Code"><text:span text:style-name="T14">Response response = </text:span>request.AsMultipartFormData<text:span text:style-name="T14">()</text:span></text:p>
      <text:p text:style-name="P73"><text:s text:c="27"/>.AcceptJson()</text:p>
      <text:p text:style-name="P73"><text:s text:c="27"/>.Post(payload);</text:p>
      <text:p text:style-name="P73"/>
      <text:p text:style-name="P68"><text:span text:style-name="T15">Each of the three method calls </text:span><text:span text:style-name="T16">modifies the </text:span><text:span text:style-name="T84">request</text:span><text:span text:style-name="T16"> object and returns either the same instance of the request – or a new instance of a response like Post(...) does.</text:span></text:p>
      <text:h text:style-name="Heading_20_2" text:outline-level="2"><text:bookmark-start text:name="__RefHeading__1391_133046268"/><text:soft-page-break/>Serialization and media types<text:bookmark-end text:name="__RefHeading__1391_133046268"/></text:h>
      <text:p text:style-name="P13">Data sent over HTTP must always be assigned a media type. This is much like a file name extension on Windows that indicates the kind of data contained in the file or, in case of HTTP, the format of the data on the wire. Often seen examples of media types are text/html, application/pdf, application/xml and application/json but of course there exists a lot more than just these.</text:p>
      <text:p text:style-name="P13">Different media types has different purposes – there are media types for images, text documents, spreadsheets and so on –<text:span text:style-name="T8"> and media types for working with web APIs such as </text:span>application/jso<text:span text:style-name="T8">n, <text:s/></text:span>application/<text:span text:style-name="T8">xml and others that are well suited for machine-to-machine integration over HTTP.</text:span></text:p>
      <text:p text:style-name="P15"><text:span text:style-name="T8">Ramone encodes and decodes data using media type codecs – classes that transforms between internal .NET objects and the various media type formats. You can easily add codecs for new media </text:span><text:span text:style-name="T8">types as well as replace existing ones with codecs that fits your needs better.</text:span></text:p>
      <text:h text:style-name="P136" text:outline-level="3"><text:bookmark-start text:name="__RefHeading__1393_133046268"/><text:span text:style-name="T21">Payload</text:span> serialization<text:bookmark-end text:name="__RefHeading__1393_133046268"/></text:h>
      <text:p text:style-name="P23">Ramone has a few different ways to assign media types to internal data structures. You can either associate a specific <text:span text:style-name="T85">CLR type</text:span> with a codec that handles a certain media type, or you can specify the media type when setting up the request.</text:p>
      <text:p text:style-name="P24">Lets take an example where we want to POST a set of Customer data using JSON and accept a JSON result:</text:p>
      <text:p text:style-name="P74"/>
      <text:p text:style-name="Code"><text:span text:style-name="T21">// </text:span><text:span text:style-name="T25">Anonymous type representing a customer</text:span></text:p>
      <text:p text:style-name="P74">var customer = new { Name = "George", Address = "Far Away 12" };</text:p>
      <text:p text:style-name="P74"/>
      <text:p text:style-name="P74">// POST data as JSON, accept JSON as result</text:p>
      <text:p text:style-name="P74">Response response = request.AsJson()</text:p>
      <text:p text:style-name="P74"><text:s text:c="27"/>.AcceptJson()</text:p>
      <text:p text:style-name="P74"><text:s text:c="27"/>.Post(customer);</text:p>
      <text:p text:style-name="P74"/>
      <text:p text:style-name="P18"><text:span text:style-name="T22">The methods </text:span><text:span text:style-name="InlineCode"><text:span text:style-name="T22">AsJson()</text:span></text:span><text:span text:style-name="T22"> and </text:span><text:span text:style-name="InlineCode"><text:span text:style-name="T22">AcceptJson()</text:span></text:span><text:span text:style-name="T22"> are shorthands for the most commonly used formats like JSON, XML and </text:span><text:span text:style-name="T25">more</text:span><text:span text:style-name="T22">. </text:span><text:span text:style-name="T85">Your can always use </text:span><text:span text:style-name="InlineCode"><text:span text:style-name="T85">ContentType(...)</text:span></text:span><text:span text:style-name="T85"> to use a specific media type for the request body.</text:span></text:p>
      <text:h text:style-name="P137" text:outline-level="3"/>
      <text:h text:style-name="P128" text:outline-level="1"><text:bookmark-start text:name="__RefHeading__1395_133046268"/><text:span text:style-name="T19">M</text:span><text:span text:style-name="T12">edia type</text:span><text:span text:style-name="T19"> codecs</text:span><text:bookmark-end text:name="__RefHeading__1395_133046268"/></text:h>
      <text:p text:style-name="P17"><text:span text:style-name="T19">Ramone comes with a set of predefined codecs for the most used web API media types. These codecs are registered when creating a new service (or session) from the </text:span><text:span text:style-name="InlineCode"><text:span text:style-name="T19">RamoneConfiguration</text:span></text:span><text:span text:style-name="T19"> class. If you do not want them then set </text:span><text:span text:style-name="InlineCode"><text:span text:style-name="T19">RamoneConfiguration.UseStandardCodecs = false</text:span></text:span><text:span text:style-name="T19"> </text:span><text:span text:style-name="T86">before creating any service or session instance.</text:span></text:p>
      <text:p text:style-name="P20">If you need codecs for other media types then you <text:span text:style-name="T86">can </text:span>create your own and register them in the codec manager associated with your service.</text:p>
      <text:h text:style-name="P117" text:outline-level="2"><text:bookmark-start text:name="__RefHeading__1397_133046268"/>Predefined codecs<text:bookmark-end text:name="__RefHeading__1397_133046268"/></text:h>
      <text:h text:style-name="P138" text:outline-level="3"><text:bookmark-start text:name="__RefHeading__1399_133046268"/>Application/json<text:bookmark-end text:name="__RefHeading__1399_133046268"/></text:h>
      <text:p text:style-name="P14"><text:span text:style-name="T9">The built-in codec for JSON uses JsonFx (</text:span><text:a xlink:type="simple" xlink:href="https://github.com/jsonfx/jsonfx"><text:span text:style-name="T9">https://github.com/jsonfx/jsonfx</text:span></text:a><text:span text:style-name="T9">) to transform between .NET data and JSON.</text:span></text:p>
      <text:p text:style-name="P14"><text:span text:style-name="T9">JsonFx supports reading and writing of plain CLR </text:span><text:span text:style-name="T10">classes</text:span><text:span text:style-name="T9">, dynamic types and anonymous </text:span><text:span text:style-name="T10">types</text:span><text:span text:style-name="T9">.</text:span></text:p>
      <text:h text:style-name="P139" text:outline-level="3"><text:bookmark-start text:name="__RefHeading__1401_133046268"/>Application/xml<text:bookmark-end text:name="__RefHeading__1401_133046268"/></text:h>
      <text:p text:style-name="P40"><text:span text:style-name="T11">The built-in codec for XML uses .NETs own </text:span><text:span text:style-name="InlineCode"><text:span text:style-name="T11">XmlSerializer</text:span></text:span><text:span text:style-name="T11"> class and supports all the standard C# attributes for customizing the XML format.</text:span></text:p>
      <text:h text:style-name="P140" text:outline-level="3"><text:bookmark-start text:name="__RefHeading__1403_133046268"/>Application/json-patch<text:bookmark-end text:name="__RefHeading__1403_133046268"/></text:h>
      <text:p text:style-name="P41"><text:span text:style-name="T42">The built-in codec for JSON patch documents can both read and write patch documents in a type safe way. See </text:span><text:span text:style-name="T43">page</text:span><text:span text:style-name="T42"> </text:span><text:span text:style-name="T42"><text:bookmark-ref text:reference-format="page" text:ref-name="__RefHeading__919_1468071222">12</text:bookmark-ref></text:span><text:span text:style-name="T42"> for further information </text:span><text:span text:style-name="T43">on this topic</text:span><text:span text:style-name="T42">.</text:span></text:p>
      <text:h text:style-name="Heading_20_2" text:outline-level="2"><text:bookmark-start text:name="__RefHeading__1405_133046268"/><text:span text:style-name="T25">Custom codec </text:span><text:span text:style-name="T24">registration</text:span><text:bookmark-end text:name="__RefHeading__1405_133046268"/></text:h>
      <text:p text:style-name="P19"><text:span text:style-name="T24">An</text:span><text:span text:style-name="T23">other way to specify media types is to register codecs for well known data structures </text:span><text:span text:style-name="T24">using the codec manager associated with the current service:</text:span></text:p>
      <text:p text:style-name="P25"/>
      <text:p text:style-name="P75"><text:soft-page-break/>// Arguments for creating a new customer</text:p>
      <text:p text:style-name="P75">class NewCustomer</text:p>
      <text:p text:style-name="P75">{</text:p>
      <text:p text:style-name="P75"><text:s text:c="2"/>public string Name { get; set; }</text:p>
      <text:p text:style-name="P75"><text:s text:c="2"/>public string Address { get; set; }</text:p>
      <text:p text:style-name="P75">}</text:p>
      <text:p text:style-name="P75"/>
      <text:p text:style-name="P75">// Customer representation</text:p>
      <text:p text:style-name="P75">class Customer</text:p>
      <text:p text:style-name="P75">{</text:p>
      <text:p text:style-name="P75"><text:s text:c="2"/>public long Id { get; set; }</text:p>
      <text:p text:style-name="P75"><text:s text:c="2"/>public string Name { get; set; }</text:p>
      <text:p text:style-name="P75"><text:s text:c="2"/>public string Address { get; set; }</text:p>
      <text:p text:style-name="P75">}</text:p>
      <text:p text:style-name="P75"/>
      <text:p text:style-name="P75">// New customer argument is sent as application/x-www-form-urlencoded</text:p>
      <text:p text:style-name="P75">session.Service.CodecManager.AddFormUrlEncoded&lt;NewCustomer&gt;();</text:p>
      <text:p text:style-name="P75"/>
      <text:p text:style-name="P75">// Customer is represented using JSON</text:p>
      <text:p text:style-name="P75">session.Service.CodecManager.AddJson&lt;Customer&gt;();</text:p>
      <text:p text:style-name="P75"/>
      <text:p text:style-name="P75">var newCustomer = new NewCustomer { Name = "George", Address = "Far Away 12" };</text:p>
      <text:p text:style-name="P75"/>
      <text:p text:style-name="P75">// POST NewCustomer args as form-data, accept JSON as returned Customer</text:p>
      <text:p text:style-name="P76"><text:span text:style-name="T27">using (var response = </text:span>request.Post&lt;Customer&gt;(newCustomer)<text:span text:style-name="T27">)</text:span></text:p>
      <text:p text:style-name="P75"><text:s text:c="2"/>Customer customer = <text:span text:style-name="T27">response</text:span>.Body;</text:p>
      <text:p text:style-name="P25"/>
      <text:p text:style-name="P26">There is a large set of methods to register codecs in various ways.</text:p>
      <text:h text:style-name="P118" text:outline-level="2"><text:bookmark-start text:name="__RefHeading__1407_133046268"/>Custom codecs<text:bookmark-end text:name="__RefHeading__1407_133046268"/></text:h>
      <text:p text:style-name="P19"><text:span text:style-name="T25">Creating new codecs for media types that Ramone does not support is a</text:span><text:span text:style-name="T26">s</text:span><text:span text:style-name="T25"> easy as implementing </text:span><text:span text:style-name="InlineCode"><text:span text:style-name="T25">ImediaTypeWriter</text:span></text:span><text:span text:style-name="T25"> or </text:span><text:span text:style-name="InlineCode"><text:span text:style-name="T25">ImediaTypeReader</text:span></text:span><text:span text:style-name="T25"> </text:span><text:span text:style-name="T87">and then registering with the codec manager.</text:span></text:p>
      <text:p text:style-name="P26">If the new media type is text based (like XML or JSON) then it may save some time to inherit from the class <text:span text:style-name="InlineCode">Ramone.MediaTypes.TextCodecBase&lt;T&gt;</text:span> which will setup stream readers and writers for you with the right character set encoding.</text:p>
      <text:p text:style-name="P26">I suggest you take a look at the existing codecs at GitHub to see how a codec is implemented.</text:p>
      <text:p text:style-name="P26"/>
      <text:h text:style-name="P129" text:outline-level="1"><text:bookmark-start text:name="__RefHeading__1409_133046268"/>Hypermedia <text:span text:style-name="T41">linking</text:span><text:bookmark-end text:name="__RefHeading__1409_133046268"/></text:h>
      <text:p text:style-name="P28"><text:span text:style-name="T28">A basic building stone of REST services is the concept of links that can be followed by the client –</text:span><text:span text:style-name="T29"> often referred to as “the hypermedia constraint” or HATEOAS (Hypermedia As The Engine Of Application State)</text:span><text:span text:style-name="T28">.</text:span></text:p>
      <text:p text:style-name="P28"><text:span text:style-name="T28">The actual format of the links depend on the chosen media type – HTML uses anchors as in </text:span><text:span text:style-name="InlineCode"><text:span text:style-name="T28">&lt;a href=”...” rel=”...”&gt;...&lt;/a&gt;</text:span></text:span><text:span text:style-name="T28"> whereas Atom uses </text:span><text:span text:style-name="InlineCode"><text:span text:style-name="T28">&lt;atom:link href=”...” rel=”...”/&gt;</text:span></text:span><text:span text:style-name="T28">.</text:span></text:p>
      <text:p text:style-name="P27"><text:span text:style-name="T28">Ramone makes it simple to work with such links through the use of a common </text:span><text:span text:style-name="InlineCode"><text:span text:style-name="T28">ILink</text:span></text:span><text:span text:style-name="T28"> interface. This interface includes a </text:span><text:span text:style-name="InlineCode"><text:span text:style-name="T28">HRef</text:span></text:span><text:span text:style-name="T28"> property for the URL and a few others for link relation name, media type and more. </text:span><text:span text:style-name="T29">With the addition of a few helper methods it becomes very easy to follow hypermedia links in your code. </text:span><text:span text:style-name="T30">Take for example:</text:span></text:p>
      <text:p text:style-name="P78"/>
      <text:p text:style-name="P78">ILink link = GetMyLink();</text:p>
      <text:p text:style-name="P78"/>
      <text:p text:style-name="P78">using (var response = link.Follow(Session).Get&lt;MyData&gt;())</text:p>
      <text:p text:style-name="P78">{</text:p>
      <text:p text:style-name="P78"><text:s text:c="2"/>MyData x = response.Body;</text:p>
      <text:p text:style-name="P78">}</text:p>
      <text:p text:style-name="P29"><text:span text:style-name="T28"><text:line-break/></text:span><text:span text:style-name="T30">What happens here is:</text:span></text:p>
      <text:list xml:id="list34668763" text:style-name="L3">
        <text:list-item>
          <text:p text:style-name="P156"><text:span text:style-name="T35">S</text:span>omehow fetch a link representation from somewhere – more on that later.</text:p>
        </text:list-item>
        <text:list-item>
          <text:p text:style-name="P155"><text:span text:style-name="T32">F</text:span><text:span text:style-name="T31">ollow</text:span><text:span text:style-name="T30"> the link which means “create a request based on the URL of the link”.</text:span></text:p>
        </text:list-item>
        <text:list-item>
          <text:p text:style-name="P155"><text:span text:style-name="T35">D</text:span><text:span text:style-name="T30">o a GET on that request and decode the response to an instance of </text:span><text:span text:style-name="InlineCode"><text:span text:style-name="T30">MyData</text:span></text:span><text:span text:style-name="T30">.</text:span></text:p>
        </text:list-item>
      </text:list>
      <text:p text:style-name="P35"><text:span text:style-name="T34">An instance of </text:span><text:span text:style-name="InlineCode"><text:span text:style-name="T34">ILink</text:span></text:span><text:span text:style-name="T34"> can be obtained in many different ways depending on the media type it is embedded in –</text:span><text:span text:style-name="T87"> the following sub-sections describes how for some well known media types.</text:span></text:p>
      <text:h text:style-name="P119" text:outline-level="2"><text:bookmark-start text:name="__RefHeading__1411_133046268"/>HTTP Link header<text:bookmark-end text:name="__RefHeading__1411_133046268"/></text:h>
      <text:p text:style-name="P36"><text:span text:style-name="T36">The HTTP protocol supports inclusion of links in the HTTP headers (see RFC 5988 – </text:span><text:a xlink:type="simple" xlink:href="http://tools.ietf.org/html/rfc5988"><text:span text:style-name="T36">http://tools.ietf.org/html/rfc5988</text:span></text:a><text:span text:style-name="T36">). It can for instance look like this </text:span><text:span text:style-name="T37">(</text:span><text:span text:style-name="T36">which is an example from the RFC</text:span><text:span text:style-name="T37">)</text:span><text:span text:style-name="T36">:</text:span></text:p>
      <text:p text:style-name="P82">Link: &lt;http://example.com/TheBook/chapter2&gt;; rel="previous";</text:p>
      <text:p text:style-name="P82"><text:s text:c="6"/>title="previous chapter"<text:line-break/></text:p>
      <text:p text:style-name="P38">Ramone can decode such a header like this:</text:p>
      <text:p text:style-name="P145">using Ramone.HyperMedia;</text:p>
      <text:p text:style-name="P145"/>
      <text:p text:style-name="P82">// <text:span text:style-name="T87">Create request for a certain resource</text:span></text:p>
      <text:p text:style-name="P80"><text:span text:style-name="T36">Request request = Session.Bind(LinkHeader</text:span><text:span text:style-name="T37">Url</text:span><text:span text:style-name="T36">);</text:span></text:p>
      <text:p text:style-name="P82"/>
      <text:p text:style-name="P82">// <text:span text:style-name="T87">Get the resource representation</text:span></text:p>
      <text:p text:style-name="P82">using (Response response = request.Get())</text:p>
      <text:p text:style-name="P82">{</text:p>
      <text:p text:style-name="P80"><text:span text:style-name="T36"><text:s text:c="2"/>// </text:span><text:span text:style-name="T38">Get list of links from the response "Link" header</text:span></text:p>
      <text:p text:style-name="P82"><text:s text:c="2"/>List&lt;WebLink&gt; links = response.Links().ToList();</text:p>
      <text:p text:style-name="P82">}</text:p>
      <text:p text:style-name="P38"/>
      <text:p text:style-name="P37"><text:soft-page-break/></text:p>
      <text:h text:style-name="P121" text:outline-level="2"><text:bookmark-start text:name="__RefHeading__1413_133046268"/>HTML <text:span text:style-name="T89">links</text:span><text:bookmark-end text:name="__RefHeading__1413_133046268"/></text:h>
      <text:p text:style-name="P31"><text:span text:style-name="T35">Ramone supports two different kinds of links in HTML – header links </text:span><text:span text:style-name="T39">and anchors</text:span><text:span text:style-name="T35">:</text:span></text:p>
      <text:p text:style-name="P83">&lt;html&gt;</text:p>
      <text:p text:style-name="P83"><text:s text:c="2"/>&lt;head&gt;</text:p>
      <text:p text:style-name="P79"><text:span text:style-name="T35"><text:s text:c="4"/></text:span><text:span text:style-name="T39">&lt;link rel="..." href="..."/&gt;</text:span></text:p>
      <text:p text:style-name="P83"><text:s text:c="2"/>&lt;/head&gt;</text:p>
      <text:p text:style-name="P83"><text:s text:c="2"/>&lt;body&gt;</text:p>
      <text:p text:style-name="P79"><text:span text:style-name="T35"><text:s text:c="4"/>&lt;p&gt;Click this &lt;a </text:span><text:span text:style-name="T39">rel="..." </text:span><text:span text:style-name="T35">href="..."&gt;anchor&lt;/a&gt;.</text:span></text:p>
      <text:p text:style-name="P83"><text:s text:c="2"/>&lt;/body&gt;</text:p>
      <text:p text:style-name="P83">&lt;/html&gt;</text:p>
      <text:p text:style-name="P83"/>
      <text:p text:style-name="P30"><text:span text:style-name="T39">In order to fetch those HTML elements we must first decode the response data as an HTML document </text:span><text:span text:style-name="T40">and then extract the links</text:span><text:span text:style-name="T39">:</text:span></text:p>
      <text:p text:style-name="P145">using HtmlAgilityPack;</text:p>
      <text:p text:style-name="P145">using Ramone.HyperMedia;</text:p>
      <text:p text:style-name="P145">using Ramone.MediaTypes.Html;</text:p>
      <text:p text:style-name="P145"/>
      <text:p text:style-name="P84">using (var response = request.Get&lt;HtmlDocument&gt;())</text:p>
      <text:p text:style-name="P84">{</text:p>
      <text:p text:style-name="P84"><text:s text:c="2"/>// Select first HTML anchor node with rel="author".</text:p>
      <text:p text:style-name="P84"><text:s text:c="2"/>HtmlNode body = response.Body.DocumentNode;</text:p>
      <text:p text:style-name="P84"><text:s text:c="2"/>HtmlNode anchor = body.SelectNodes(@"//a[@rel=""author""]").First();</text:p>
      <text:p text:style-name="P84"/>
      <text:p text:style-name="P81"><text:span text:style-name="T39"><text:s text:c="2"/>// Convert anchor node to I</text:span><text:span text:style-name="T40">L</text:span><text:span text:style-name="T39">ink using HTML specific extension method.</text:span></text:p>
      <text:p text:style-name="P84"><text:s text:c="2"/>// The response parameter is needed to resolve relative links.</text:p>
      <text:p text:style-name="P84"><text:s text:c="2"/>ILink authorLink = anchor.Anchor(response);</text:p>
      <text:p text:style-name="P84"/>
      <text:p text:style-name="P84"><text:s text:c="2"/>// Follow author link and get HTML document representing the author</text:p>
      <text:p text:style-name="P84"><text:s text:c="2"/>using (var author = authorLink.Follow(Session).Get&lt;HtmlDocument&gt;())</text:p>
      <text:p text:style-name="P84"><text:s text:c="2"/>{</text:p>
      <text:p text:style-name="P84"><text:s text:c="4"/>...</text:p>
      <text:p text:style-name="P84"><text:s text:c="2"/>}</text:p>
      <text:p text:style-name="P84">}</text:p>
      <text:h text:style-name="P120" text:outline-level="2"><text:bookmark-start text:name="__RefHeading__1415_133046268"/>Atom <text:span text:style-name="T89">links</text:span><text:bookmark-end text:name="__RefHeading__1415_133046268"/></text:h>
      <text:p text:style-name="P157">Here is how links can be extracted from ATOM representations:</text:p>
      <text:p text:style-name="P146">using Ramone.HyperMedia;</text:p>
      <text:p text:style-name="P146">using Ramone.MediaTypes.Atom;</text:p>
      <text:p text:style-name="P146"/>
      <text:p text:style-name="P146">SyndicationFeed feed = ... get ATOM feed from somewhere ...</text:p>
      <text:p text:style-name="P146"/>
      <text:p text:style-name="P146">// Extract links from feed</text:p>
      <text:p text:style-name="P146">List&lt;AtomLink&gt; links = feed.Links().ToList();</text:p>
      <text:p text:style-name="P146"/>
      <text:p text:style-name="P146">// Extract links from first feed item</text:p>
      <text:p text:style-name="P146">List&lt;AtomLink&gt; links = feed.Items.First().Links().ToList();</text:p>
      <text:p text:style-name="P30"/>
      <text:h text:style-name="P122" text:outline-level="2">Links in other media types</text:h>
      <text:p text:style-name="P34"><text:span text:style-name="T89">Those media types, which Ramone does not support out of the box, may also include links in some form. Luckily it is rather easy to add link support for such media types simply by implementing a </text:span><text:soft-page-break/><text:span text:style-name="T89">suitable set of extension methods that extract link implementations that implement </text:span><text:span text:style-name="InlineCode"><text:span text:style-name="T89">Ilink</text:span></text:span><text:span text:style-name="T89"> – this is exactly what has been done for the HTML and ATOM support.</text:span></text:p>
      <text:p text:style-name="P34"><text:span text:style-name="T89">Take a look at the implementations at GitHub to get started: </text:span><text:a xlink:type="simple" xlink:href="https://github.com/JornWildt/Ramone/blob/master/Ramone/MediaTypes/Html/HtmlLinkExtensions.cs"><text:span text:style-name="T89">https://github.com/JornWildt/Ramone/blob/master/Ramone/MediaTypes/Html/HtmlLinkExtensions.cs</text:span></text:a></text:p>
      <text:p text:style-name="P158"/>
      <text:h text:style-name="P130" text:outline-level="1"><text:bookmark-start text:name="__RefHeading__919_1468071222"/>Patch documents<text:bookmark-end text:name="__RefHeading__919_1468071222"/></text:h>
      <text:p text:style-name="P42"><text:span text:style-name="T42">Ramone supports JSON </text:span><text:span text:style-name="T43">patch documents as defined in </text:span><text:a xlink:type="simple" xlink:href="http://tools.ietf.org/html/draft-ietf-appsawg-json-patch-08"><text:span text:style-name="T44">http://tools.ietf.org/html/draft-ietf-appsawg-json-patch-08</text:span></text:a><text:span text:style-name="T44">. This is yet a draft standard so Ramone's implementation may need some later tweaking to work.</text:span></text:p>
      <text:p text:style-name="P43">A patch document represents a set of changes to a JSON resource. This can be “add” new value, “remove” <text:span text:style-name="T88">some </text:span>value or other similar operations.</text:p>
      <text:p text:style-name="P32"><text:span text:style-name="T44">In Ramone we use the class </text:span><text:span text:style-name="InlineCode"><text:span text:style-name="T44">JsonPatchDocument</text:span></text:span><text:span text:style-name="T44"> to build a patch document. </text:span><text:span text:style-name="T45">For instance like this:</text:span></text:p>
      <text:p text:style-name="P87">JsonPatchDocument patch = new JsonPatchDocument<text:span text:style-name="T48">&lt;MyResourceType&gt;</text:span>();</text:p>
      <text:p text:style-name="P87"/>
      <text:p text:style-name="P87">// Supply path as a string</text:p>
      <text:p text:style-name="P87">patch.Replace("/Title", "My new title");</text:p>
      <text:p text:style-name="P87"/>
      <text:p text:style-name="P87">// Supply path as a typed referenc</text:p>
      <text:p text:style-name="P87">patch.Replace(d =&gt; d.Title, "Another title");</text:p>
      <text:p text:style-name="P87"/>
      <text:p text:style-name="P33"><text:span text:style-name="T46">The use of lambdas like </text:span><text:span text:style-name="InlineCode"><text:span text:style-name="T46">d =&gt; d.Title</text:span></text:span><text:span text:style-name="T46"> is a simple and type safe way to supply a patch path with respect to a given resource class. Using </text:span><text:span text:style-name="T50">lambdas</text:span><text:span text:style-name="T46"> like this ensure paths are updated when refactoring variable names in Visual Studio.</text:span></text:p>
      <text:p text:style-name="P44">Patch documents can be sent to a server like this:<text:line-break/></text:p>
      <text:p text:style-name="P85"><text:span text:style-name="T45">JsonPatchDocument patch = ... </text:span><text:span text:style-name="T46">build patch document ...</text:span></text:p>
      <text:p text:style-name="P88"/>
      <text:p text:style-name="P88">Request request = Session.Bind(ResourceUrl);</text:p>
      <text:p text:style-name="P88"/>
      <text:p text:style-name="P88">using (var response = request.Patch(patch))</text:p>
      <text:p text:style-name="P88">{</text:p>
      <text:p text:style-name="P88"><text:s text:c="2"/>... do stuff with response ...</text:p>
      <text:p text:style-name="P88">}</text:p>
      <text:p text:style-name="P30"/>
      <text:p text:style-name="P45">Ramone also supports reading and applying patch documents (using the “visitor” pattern). You do although have to implement the actual operations yourself—Ramone cannot do that for you. Here is one example:</text:p>
      <text:p text:style-name="P89"><text:soft-page-break/>using (TextReader r = ... get reader from <text:span text:style-name="T50">some JSON input </text:span>...)</text:p>
      <text:p text:style-name="P89">{</text:p>
      <text:p text:style-name="P89"><text:s text:c="2"/>// <text:span text:style-name="T50">Read patch document from input</text:span></text:p>
      <text:p text:style-name="P86"><text:span text:style-name="T47"><text:s text:c="2"/></text:span><text:span text:style-name="T45">JsonPatchDocument patch = JsonPatchDocumen</text:span><text:span text:style-name="T47">t.Read(r);</text:span></text:p>
      <text:p text:style-name="P89"/>
      <text:p text:style-name="P89"><text:s text:c="2"/>// <text:span text:style-name="T50">Create instance of patching logic</text:span></text:p>
      <text:p text:style-name="P89"><text:s text:c="2"/>MyPatchVisitor visitor = new MyPatchVisitor();</text:p>
      <text:p text:style-name="P89"/>
      <text:p text:style-name="P89"><text:s text:c="2"/>// <text:span text:style-name="T50">Apply patch document</text:span></text:p>
      <text:p text:style-name="P89"><text:s text:c="2"/>patch.Apply(visitor);</text:p>
      <text:p text:style-name="P89">}</text:p>
      <text:p text:style-name="P89"/>
      <text:p text:style-name="P89"/>
      <text:p text:style-name="P89">// <text:span text:style-name="T50">Implements "visitor" pattern where each patch operation in </text:span></text:p>
      <text:p text:style-name="P92">// the patch document will be translated to a call to Add(...),</text:p>
      <text:p text:style-name="P92">// Replace(...) and so on.</text:p>
      <text:p text:style-name="P89">class MyPatchVisitor : JsonPatchDocumentVisitor</text:p>
      <text:p text:style-name="P89">{</text:p>
      <text:p text:style-name="P89"><text:s text:c="2"/>public override void Add(string path, object value)</text:p>
      <text:p text:style-name="P89"><text:s text:c="2"/>{</text:p>
      <text:p text:style-name="P89"><text:s text:c="4"/>... implement "add" <text:span text:style-name="T50">logic for target data </text:span>...</text:p>
      <text:p text:style-name="P89"><text:s text:c="2"/>}</text:p>
      <text:p text:style-name="P89">}</text:p>
      <text:p text:style-name="Text_20_body"/>
      <text:p text:style-name="P46"><text:span text:style-name="T48">There is also a</text:span><text:span text:style-name="T50">n optional</text:span><text:span text:style-name="T48"> typed version of the </text:span><text:span text:style-name="InlineCode"><text:span text:style-name="T48">JsonPatchDocumentVisitor</text:span></text:span><text:span text:style-name="T48"> which will simplify your operations slightly:</text:span></text:p>
      <text:p text:style-name="P47"/>
      <text:p text:style-name="P91">class MyTypedPatchVisitor : JsonPatchDocumentVisitor&lt;MyResourceType&gt;</text:p>
      <text:p text:style-name="P91">{</text:p>
      <text:p text:style-name="P91"><text:s text:c="2"/>public override void Add(string path, object value)</text:p>
      <text:p text:style-name="P91"><text:s text:c="2"/>{</text:p>
      <text:p text:style-name="P91"><text:s text:c="4"/>// Test path against <text:span text:style-name="T50">delegate</text:span> and cast value to int if</text:p>
      <text:p text:style-name="P91"><text:s text:c="4"/>// they match. <text:span text:style-name="T50">T</text:span>hen execute the action <text:span text:style-name="T50">delegate</text:span>.</text:p>
      <text:p text:style-name="P91"><text:s text:c="4"/>IfMatch&lt;int&gt;(r =&gt; r.Id, path, value,</text:p>
      <text:p text:style-name="P90"><text:span text:style-name="T48"><text:s text:c="6"/>v =&gt; ... </text:span><text:span text:style-name="T49">do stuff with integer "v"...</text:span><text:span text:style-name="T48">);</text:span></text:p>
      <text:p text:style-name="P91"><text:s text:c="2"/>}</text:p>
      <text:p text:style-name="P91">}</text:p>
      <text:p text:style-name="P47"/>
      <text:h text:style-name="P131" text:outline-level="1"><text:bookmark-start text:name="__RefHeading__1417_133046268"/>Hypermedia forms<text:bookmark-end text:name="__RefHeading__1417_133046268"/></text:h>
      <text:p text:style-name="P39"/>
      <text:h text:style-name="P123" text:outline-level="2"><text:bookmark-start text:name="__RefHeading__1419_133046268"/>HTML forms<text:bookmark-end text:name="__RefHeading__1419_133046268"/></text:h>
      <text:p text:style-name="P39"/>
      <text:h text:style-name="P132" text:outline-level="1"><text:bookmark-start text:name="__RefHeading__1421_133046268"/><text:span text:style-name="T18">HTTP </text:span><text:span text:style-name="T17">Authentication</text:span><text:bookmark-end text:name="__RefHeading__1421_133046268"/></text:h>
      <text:p text:style-name="P22"/>
      <text:h text:style-name="Heading_20_2" text:outline-level="2"><text:bookmark-start text:name="__RefHeading__1423_133046268"/><text:span text:style-name="T17">Basic </text:span><text:span text:style-name="T18">authentication</text:span><text:bookmark-end text:name="__RefHeading__1423_133046268"/></text:h>
      <text:p text:style-name="P21"/>
      <text:h text:style-name="P124" text:outline-level="2"><text:bookmark-start text:name="__RefHeading__1425_133046268"/>OAuth-2 authentication<text:bookmark-end text:name="__RefHeading__1425_133046268"/></text:h>
      <text:p text:style-name="P48">Ramone supports some of the many scenarios specified in the OAuth2 framework. It can do three of the basic authorization flows; Authorization code grant, Resource owner password grant and client credentials grant. <text:span text:style-name="T51">For all of them you must include a </text:span><text:span text:style-name="InlineCode"><text:span text:style-name="T51">using Ramone.Oauth2</text:span></text:span><text:span text:style-name="T51"> statement to gain access to the OAuth2 features.</text:span></text:p>
      <text:p text:style-name="P50"><text:span text:style-name="T52">The Authorization code grant flow makes most sense to implement for a web service – not a client side </text:span><text:span text:style-name="T57">application</text:span><text:span text:style-name="T52"> as Ramone is optimized for. It is possible to handle that flow using Ramone but it doesn't come natural and you are probably better off using </text:span><text:span text:style-name="T53">DotNetOpenAuth or similar.</text:span></text:p>
      <text:p text:style-name="P51"><text:span text:style-name="T60">All of the methods that fetches an access token from the authorization server will return an instance of </text:span><text:span text:style-name="InlineCode"><text:span text:style-name="T60">OAuth2AccessTokenResponse</text:span></text:span><text:span text:style-name="T60">. This class contains the actual token to use, but in most cases you can ignore it since the OAuth2 methods stores the access token internally and passes it on in all future request within the same session.</text:span></text:p>
      <text:p text:style-name="P52"><text:span text:style-name="T61">If you get the access token from some other </text:span><text:span text:style-name="T62">source</text:span><text:span text:style-name="T61"> then you can assign that to the session with a call to </text:span><text:span text:style-name="InlineCode"><text:span text:style-name="T61">OAuth2_ActivateAuthorization()</text:span></text:span><text:span text:style-name="T61">.</text:span></text:p>
      <text:p text:style-name="P54">Take a look at the GoogleDemo project to see how OAuth2 can be used to acquire access to Google's services.</text:p>
      <text:h text:style-name="P141" text:outline-level="3"><text:bookmark-start text:name="__RefHeading__1427_133046268"/>Authorization code grant<text:bookmark-end text:name="__RefHeading__1427_133046268"/></text:h>
      <text:p text:style-name="P53"><text:span text:style-name="T53">This flow </text:span><text:span text:style-name="T54">starts with an authorization request </text:span><text:span text:style-name="T57">(HTTP GET) </text:span><text:span text:style-name="T54">which in turn will redirect the client to either a page showing an authorization code to use or a redirect URL of the client's choice </text:span><text:span text:style-name="T57">with the </text:span><text:span text:style-name="T54">authorization code </text:span><text:span text:style-name="T57">appended to it</text:span><text:span text:style-name="T54">.</text:span></text:p>
      <text:p text:style-name="P54">Here is how to get the authorization code directly for copy/paste from the browser:</text:p>
      <text:p text:style-name="P54"/>
      <text:p text:style-name="P93"><text:soft-page-break/>// Configure OAuth2 with the stuff it needs for it's magic</text:p>
      <text:p text:style-name="P93">OAuth2Settings settings = new OAuth2Settings</text:p>
      <text:p text:style-name="P93">{</text:p>
      <text:p text:style-name="P93"><text:s text:c="2"/>AuthorizationEndpoint = new Uri("my-authorization-endpoint-url"),</text:p>
      <text:p text:style-name="P93"><text:s text:c="2"/>TokenEndpoint = new Uri("my-token-endpoint-url"),</text:p>
      <text:p text:style-name="P93"><text:s text:c="2"/>ClientID = "my-client-id",</text:p>
      <text:p text:style-name="P93"><text:s text:c="2"/>ClientSecret = "my-client-secret",</text:p>
      <text:p text:style-name="P93"><text:s text:c="2"/>// <text:span text:style-name="T58">This special redirect URI means "show me a pin code"</text:span></text:p>
      <text:p text:style-name="P93"><text:s text:c="2"/>RedirectUri = new Uri("urn:ietf:wg:oauth:2.0:oob")</text:p>
      <text:p text:style-name="P93">};</text:p>
      <text:p text:style-name="P93"/>
      <text:p text:style-name="P93">Session.OAuth2_Configure(settings);</text:p>
      <text:p text:style-name="P93"/>
      <text:p text:style-name="P93">// Create authorization URL</text:p>
      <text:p text:style-name="P93">Uri authorizationUrl = Session.OAuth2_GetAuthorizationRequestUrl("my-scope");</text:p>
      <text:p text:style-name="P93"/>
      <text:p text:style-name="P93">// Open URL in browser</text:p>
      <text:p text:style-name="P93">Process.Start(authorizationUrl.AbsoluteUri);</text:p>
      <text:p text:style-name="P93"/>
      <text:p text:style-name="P93">// Enter Google authorization code from browser authorization</text:p>
      <text:p text:style-name="P93">string authorizationCode = Console.ReadLine();</text:p>
      <text:p text:style-name="P93"/>
      <text:p text:style-name="P93">// Get access credentials from Google</text:p>
      <text:p text:style-name="P94">OAuth2AccessTokenResponse token =</text:p>
      <text:p text:style-name="P94"><text:s text:c="2"/>Session.OAuth2_GetAccessTokenFromAuthorizationCode(authorizationCode);</text:p>
      <text:p text:style-name="P54"/>
      <text:p text:style-name="P49"><text:span text:style-name="T55">If you choose to redirect to a local web service (instead of using </text:span><text:span text:style-name="T58">the redirect URI </text:span><text:span text:style-name="T54">"urn:ietf:wg:oauth:2.0:oob"</text:span><text:span text:style-name="T55">) then you can grab the authorization code like this:</text:span></text:p>
      <text:p text:style-name="P95">string authorizationCode =</text:p>
      <text:p text:style-name="P95"><text:s text:c="2"/>Session.OAuth2_GetAuthorizationCodeFromRedirectUrl(redirectUrl);</text:p>
      <text:h text:style-name="P142" text:outline-level="3"><text:bookmark-start text:name="__RefHeading__1429_133046268"/>Resource owner password grant<text:bookmark-end text:name="__RefHeading__1429_133046268"/></text:h>
      <text:p text:style-name="P55">This flow is a one<text:span text:style-name="T59">-</text:span>liner in Ramone assuming you have already configured OAuth2 for Ramone:</text:p>
      <text:p text:style-name="P96">OAuth2AccessTokenResponse token = </text:p>
      <text:p text:style-name="P96"><text:s text:c="2"/>Session.Oauth2_GetAccessTokenUsingOwnerUsernamePassword(</text:p>
      <text:p text:style-name="P96"><text:s text:c="4"/>userName, password);</text:p>
      <text:h text:style-name="P142" text:outline-level="3"><text:bookmark-start text:name="__RefHeading__1431_133046268"/>Client credentials grant<text:bookmark-end text:name="__RefHeading__1431_133046268"/></text:h>
      <text:p text:style-name="P58">This flow is also a one-liner in Ramone assuming you have already configured OAuth2 for Ramone:</text:p>
      <text:p text:style-name="P97">OAuth2AccessTokenResponse token = </text:p>
      <text:p text:style-name="P97"><text:s text:c="2"/>Session.<text:span text:style-name="InlineCode"><text:span text:style-name="T59">OAuth2_GetAccessTokenUsingClientCredentials</text:span></text:span><text:span text:style-name="InlineCode"><text:span text:style-name="T56">()</text:span></text:span></text:p>
      <text:h text:style-name="P143" text:outline-level="3"><text:bookmark-start text:name="__RefHeading__1433_133046268"/><text:span text:style-name="T62">Client credentials grant with JWT and SHA256 </text:span><text:span text:style-name="T63">and RSA-SHA256</text:span><text:bookmark-end text:name="__RefHeading__1433_133046268"/></text:h>
      <text:p text:style-name="P59">It is also possible to authorize using client credentials only – but without sending the actual credentials over the wire and instead use a JSON Web Token (JWT) signed with SHA256 as well as RSA-SHA256. This is for instance how the Google APIs does it.</text:p>
      <text:p text:style-name="P57"><text:span text:style-name="T63">The methods to use are </text:span><text:span text:style-name="InlineCode"><text:span text:style-name="T63">OAuth2_GetAccessTokenFromJWT_SHA256()</text:span></text:span><text:span text:style-name="T63"> and </text:span><text:span text:style-name="InlineCode"><text:span text:style-name="T63">OAuth2_GetAccessTokenFromJWT_RSASHA256()</text:span></text:span><text:span text:style-name="T63"> – please see the GoogleDemo example to see how it is done (the most difficult part is to get the RSACryptoServiceProvider from a certificate).</text:span></text:p>
      <text:h text:style-name="P125" text:outline-level="2"><text:bookmark-start text:name="__RefHeading__1545_133046268"/><text:soft-page-break/>OAuth-1 authentication<text:bookmark-end text:name="__RefHeading__1545_133046268"/></text:h>
      <text:p text:style-name="P56">Ramone supports both OAuth1 and OAuth2 authorization, but OAuth1 became deprecated before writing the documentation, so please take a look at the TwitterDemo to see how OAuth1 works with <text:s/>Ramone.</text:p>
      <text:p text:style-name="P22"/>
      <text:h text:style-name="P133" text:outline-level="1"><text:bookmark-start text:name="__RefHeading__1575_133046268"/>Asynchronous requests<text:bookmark-end text:name="__RefHeading__1575_133046268"/></text:h>
      <text:p text:style-name="P61"><text:span text:style-name="T66">Asynchronous requests can be </text:span><text:span text:style-name="T72">prepared</text:span><text:span text:style-name="T66"> via a call to </text:span><text:span text:style-name="InlineCode"><text:span text:style-name="T66">Async()</text:span></text:span><text:span text:style-name="T66"> on the </text:span><text:span text:style-name="InlineCode"><text:span text:style-name="T66">Request</text:span></text:span><text:span text:style-name="T66"> object</text:span><text:span text:style-name="T71">. After this you can do the actual request using any of the GET, POST, </text:span><text:span text:style-name="T72">etc.</text:span><text:span text:style-name="T71"> methods </text:span><text:span text:style-name="T72">where a callback delegate is passed as on of the arguments. </text:span><text:span text:style-name="T71">When the </text:span><text:span text:style-name="T70">request completes it will call back to </text:span><text:span text:style-name="T72">the delegate, </text:span><text:span text:style-name="T71">passing in </text:span><text:span text:style-name="T72">the response from the request.</text:span></text:p>
      <text:p text:style-name="P60"><text:span text:style-name="T72">Here</text:span><text:span text:style-name="T67"> </text:span><text:span text:style-name="T72">is one example</text:span><text:span text:style-name="T66">:</text:span></text:p>
      <text:p text:style-name="P63"/>
      <text:p text:style-name="P107">// Define resource type</text:p>
      <text:p text:style-name="P107">public class Cat</text:p>
      <text:p text:style-name="P107">{</text:p>
      <text:p text:style-name="P107"><text:s text:c="2"/>public string Name { get; set; }</text:p>
      <text:p text:style-name="P107"><text:s text:c="2"/>public DateTime DateOfBirth { get; set; }</text:p>
      <text:p text:style-name="P107">}</text:p>
      <text:p text:style-name="P107"/>
      <text:p text:style-name="P107"/>
      <text:p text:style-name="P107">// URL template (relative to service root)</text:p>
      <text:p text:style-name="P107">const string CatUrlTemplate = "/cat/{name}";</text:p>
      <text:p text:style-name="P107"/>
      <text:p text:style-name="P107"/>
      <text:p text:style-name="P107">public static void GetAsync()</text:p>
      <text:p text:style-name="P107">{</text:p>
      <text:p text:style-name="P107"><text:s text:c="2"/>// Create session pointing to service root</text:p>
      <text:p text:style-name="P107"><text:s text:c="2"/>ISession Session = RamoneConfiguration.NewSession(...));</text:p>
      <text:p text:style-name="P107"/>
      <text:p text:style-name="P107"><text:s text:c="2"/>// Setup HTTP request</text:p>
      <text:p text:style-name="P107"><text:s text:c="2"/>Request req = Session.Bind(CatUrlTemplate, new { name = "Mike" });</text:p>
      <text:p text:style-name="P107"/>
      <text:p text:style-name="P107"><text:s text:c="2"/>Console.WriteLine("Waiting for request to finish ...");</text:p>
      <text:p text:style-name="P107"/>
      <text:p text:style-name="P107"><text:s text:c="2"/>// Initiate asynchronous request</text:p>
      <text:p text:style-name="P98"><text:span text:style-name="T66"><text:s text:c="2"/>req.AcceptJson().</text:span><text:span text:style-name="T68">Async</text:span><text:span text:style-name="T66">()</text:span></text:p>
      <text:p text:style-name="P98"><text:span text:style-name="T66"><text:s text:c="5"/>.</text:span><text:span text:style-name="T68">Get</text:span><text:span text:style-name="T66">&lt;Cat&gt;(</text:span><text:span text:style-name="T68">response</text:span><text:span text:style-name="T66"> =&gt;</text:span></text:p>
      <text:p text:style-name="P99"><text:s text:c="7"/>{</text:p>
      <text:p text:style-name="P99"><text:s text:c="9"/>Console.WriteLine("Cat: {0}.", response.Body.Name);</text:p>
      <text:p text:style-name="P99"><text:s text:c="9"/>Console.Write("Press Enter to complete: ");</text:p>
      <text:p text:style-name="P99"><text:s text:c="7"/>});</text:p>
      <text:p text:style-name="P107"/>
      <text:p text:style-name="P107"><text:s text:c="2"/>Console.ReadLine();</text:p>
      <text:p text:style-name="P107">}</text:p>
      <text:p text:style-name="P63"/>
      <text:p text:style-name="P62"><text:span text:style-name="T73">It is also possible to register a callback delegate for error handling; if anything goes bad with the request (or if the </text:span><text:span text:style-name="T79">operation </text:span><text:span text:style-name="T73">callback delegate raises an exception) then this </text:span><text:span text:style-name="T80">error </text:span><text:span text:style-name="T73">delegate will be called.</text:span></text:p>
      <text:p text:style-name="P64">In the same way it is possible to register a callback delegate to be called after the request has been completed. This delegate will always be called no matter what the outcome of the operation is.</text:p>
      <text:p text:style-name="P62"><text:span text:style-name="T73">Building on the previous example, we can </text:span><text:span text:style-name="T75">now </text:span><text:span text:style-name="T73">include the two </text:span><text:span text:style-name="InlineCode"><text:span text:style-name="T73">OnError</text:span></text:span><text:span text:style-name="T73"> and </text:span><text:span text:style-name="InlineCode"><text:span text:style-name="T73">OnComplete</text:span></text:span><text:span text:style-name="T73"> handlers:</text:span></text:p>
      <text:p text:style-name="P100"><text:soft-page-break/><text:span text:style-name="T66"><text:s text:c="2"/>// Initiate asynchronous request </text:span><text:span text:style-name="T74">with additional handlers</text:span></text:p>
      <text:p text:style-name="P101"><text:span text:style-name="T66"><text:s text:c="2"/>req.AcceptJson().</text:span><text:span text:style-name="T76">Async</text:span><text:span text:style-name="T66">()</text:span></text:p>
      <text:p text:style-name="P103"><text:span text:style-name="T81"><text:s text:c="5"/>.</text:span><text:span text:style-name="T69">OnError</text:span><text:span text:style-name="T81">(e =&gt; Console.WriteLine("Failed: {0}", e.Exception.Message))</text:span></text:p>
      <text:p text:style-name="P103"><text:span text:style-name="T81"><text:s text:c="5"/>.</text:span><text:span text:style-name="T69">OnComplete</text:span><text:span text:style-name="T81">(() =&gt; Console.Write("Press Enter to complete: "))</text:span></text:p>
      <text:p text:style-name="P101"><text:span text:style-name="T66"><text:s text:c="5"/>.</text:span><text:span text:style-name="T76">Get</text:span><text:span text:style-name="T66">&lt;Cat&gt;(</text:span><text:span text:style-name="T76">response</text:span><text:span text:style-name="T66"> =&gt;</text:span></text:p>
      <text:p text:style-name="P104"><text:s text:c="7"/>{</text:p>
      <text:p text:style-name="P104"><text:s text:c="9"/>Console.WriteLine("Cat: {0}.", response.Body.Name);</text:p>
      <text:p text:style-name="P104"><text:s text:c="7"/>});</text:p>
      <text:p text:style-name="P108"/>
      <text:p text:style-name="P65">POST, PUT and other operations usually includes a body in the request. This can easily be added as a parameter in the asynchronous operation methods:</text:p>
      <text:p text:style-name="P65"/>
      <text:p text:style-name="P106"><text:span text:style-name="T66"><text:s text:c="2"/>// Initiate asynchronous </text:span><text:span text:style-name="T78">POST including a request body</text:span></text:p>
      <text:p text:style-name="P109"><text:s text:c="2"/>var body = ... any data object to POST ...</text:p>
      <text:p text:style-name="P102"><text:span text:style-name="T66"><text:s text:c="2"/>req.AcceptJson().</text:span><text:span text:style-name="T76">Async</text:span><text:span text:style-name="T66">()</text:span></text:p>
      <text:p text:style-name="P102"><text:span text:style-name="T66"><text:s text:c="5"/>.</text:span><text:span text:style-name="T77">Post</text:span><text:span text:style-name="T66">&lt;Cat&gt;(</text:span><text:span text:style-name="T78">body, </text:span><text:span text:style-name="T76">response</text:span><text:span text:style-name="T66"> =&gt;</text:span></text:p>
      <text:p text:style-name="P105"><text:s text:c="7"/>{</text:p>
      <text:p text:style-name="P105"><text:s text:c="9"/>Console.WriteLine("Cat: {0}.", response.Body.Name);</text:p>
      <text:p text:style-name="P105"><text:s text:c="7"/>});</text:p>
      <text:p text:style-name="P65"/>
      <text:p text:style-name="P66">Ramone will also handle redirects, authentication and all the other standard synchronous stuff when going asynchronous.</text:p>
      <text:p text:style-name="P66"/>
      <text:h text:style-name="P135" text:outline-level="1"><text:span text:style-name="T90">Caching</text:span></text:h>
      <text:p text:style-name="P160"><text:span text:style-name="T90">Ramone includes HTTP caching features as first class citizens of its API. There is direct access to request headers like </text:span><text:span text:style-name="InlineCode"><text:span text:style-name="T90">If-Modified-Since</text:span></text:span><text:span text:style-name="T90"> and .NET's request caching policy.</text:span></text:p>
      <text:p text:style-name="P160"><text:span text:style-name="T90">Supported headers:</text:span></text:p>
      <text:list xml:id="list34723963" text:style-name="L5">
        <text:list-item>
          <text:p text:style-name="P161"><text:span text:style-name="T90">If-Modified-Since</text:span></text:p>
        </text:list-item>
        <text:list-item>
          <text:p text:style-name="P161"><text:span text:style-name="T90">If-Unmodified-Since</text:span></text:p>
        </text:list-item>
        <text:list-item>
          <text:p text:style-name="P161"><text:span text:style-name="T90">If-Match</text:span></text:p>
        </text:list-item>
        <text:list-item>
          <text:p text:style-name="P161"><text:span text:style-name="T90">If-None-Match</text:span></text:p>
        </text:list-item>
      </text:list>
      <text:p text:style-name="P160"><text:span text:style-name="T90">Example:</text:span></text:p>
      <text:p text:style-name="P147"><text:span text:style-name="T90">DateTime since = ... date from previous request ...;</text:span></text:p>
      <text:p text:style-name="P147"><text:span text:style-name="T90"/></text:p>
      <text:p text:style-name="P147"><text:span text:style-name="T90">Request request = Session.Request(... some URL ...)</text:span></text:p>
      <text:p text:style-name="P147"><text:span text:style-name="T90"><text:s text:c="25"/>.IfUnmodifiedSince(since);</text:span></text:p>
      <text:p text:style-name="P147"><text:span text:style-name="T90"/></text:p>
      <text:p text:style-name="P147"><text:span text:style-name="T90">using (var response = request.Get())</text:span></text:p>
      <text:p text:style-name="P147"><text:span text:style-name="T90">{</text:span></text:p>
      <text:p text:style-name="P147"><text:span text:style-name="T90"><text:s text:c="2"/>...</text:span></text:p>
      <text:p text:style-name="P147"><text:span text:style-name="T90">}</text:span></text:p>
      <text:p text:style-name="Text_20_body"><text:span text:style-name="T90"/></text:p>
      <text:p text:style-name="P160"><text:span text:style-name="T90">A caching policy can be set on either the Session or the Service. Any cache policy set on the Service will be inherited in the Session.</text:span></text:p>
      <text:p text:style-name="P160"><text:span text:style-name="T90">Example:</text:span></text:p>
      <text:p text:style-name="P147"><text:span text:style-name="T90">RequestCachePolicy policy </text:span></text:p>
      <text:p text:style-name="P147"><text:span text:style-name="T90"><text:s text:c="2"/>= new HttpRequestCachePolicy(HttpRequestCacheLevel.Revalidate);</text:span></text:p>
      <text:p text:style-name="P147"><text:span text:style-name="T90"/></text:p>
      <text:p text:style-name="P147"><text:span text:style-name="T90">Session.CachePolicy = policy;</text:span></text:p>
      <text:p text:style-name="Text_20_body"><text:span text:style-name="T90"/></text:p>
      <text:p text:style-name="P160"><text:span text:style-name="T90">If no policy has been set in either Session or Service then Ramone defaults to .NET's default.</text:span></text:p>
      <text:p text:style-name="P160"><text:span text:style-name="T90">See </text:span><text:a xlink:type="simple" xlink:href="http://msdn.microsoft.com/en-us/library/6szcd7yh%28v=vs.100%29.aspx"><text:span text:style-name="T90">http://msdn.microsoft.com/en-us/library/6szcd7yh%28v=vs.100%29.aspx</text:span></text:a><text:span text:style-name="T90"> for more information about .NET caching policies.</text:span></text:p>
      <text:p text:style-name="P160"><text:span text:style-name="T90"/></text:p>
      <text:h text:style-name="P134" text:outline-level="1"><text:bookmark-start text:name="__RefHeading__1437_133046268"/>Configuration<text:bookmark-end text:name="__RefHeading__1437_133046268"/></text:h>
      <text:list xml:id="list34675079" text:style-name="L4">
        <text:list-item>
          <text:p text:style-name="P159">Serialization formats</text:p>
        </text:list-item>
        <text:list-item>
          <text:p text:style-name="P159">User agent</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100%" fo:margin-left="0.6cm" fo:margin-right="0cm" fo:margin-top="0cm" fo:margin-bottom="0cm" style:contextual-spacing="false" fo:keep-together="always" fo:text-indent="0cm" style:auto-text-indent="false" style:page-number="auto" fo:keep-with-next="always"/>
      <style:text-properties style:font-name="Courier New" fo:font-size="10pt" fo:language="zxx" fo:country="none"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style:font-name-asian="NSimSun" style:font-name-complex="Courier New1"/>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3-05-22T15:06:09.36</dc:date>
    <meta:editing-duration>P19DT22M5S</meta:editing-duration>
    <meta:editing-cycles>116</meta:editing-cycles>
    <meta:generator>LibreOffice/3.6$Windows_x86 LibreOffice_project/e29a214-2bbed72-0621de6-a97528c-8f066d</meta:generator>
    <meta:print-date>2012-09-18T21:51:13.71</meta:print-date>
    <meta:document-statistic meta:table-count="0" meta:image-count="0" meta:object-count="0" meta:page-count="21" meta:paragraph-count="398" meta:word-count="3559" meta:character-count="23725" meta:non-whitespace-character-count="20147"/>
  </office:meta>
</office:document-meta>
</file>